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49.35pt"/>
    </style:style>
    <style:style style:name="co4" style:family="table-column">
      <style:table-column-properties fo:break-before="auto" style:column-width="34.44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32.91pt"/>
    </style:style>
    <style:style style:name="co7" style:family="table-column">
      <style:table-column-properties fo:break-before="auto" style:column-width="43.09pt"/>
    </style:style>
    <style:style style:name="co8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able-cell-properties fo:background-color="#999999"/>
      <style:text-properties fo:color="#666666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9999"/>
      <style:text-properties fo:color="#666666"/>
    </style:style>
    <style:style style:name="ce5" style:family="table-cell" style:parent-style-name="Default" style:data-style-name="N1">
      <style:table-cell-properties fo:background-color="#999999"/>
      <style:text-properties fo:color="#666666"/>
    </style:style>
    <style:style style:name="ce6" style:family="table-cell" style:parent-style-name="Default">
      <style:table-cell-properties fo:background-color="#999999"/>
      <style:text-properties fo:color="#666666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999999"/>
      <style:text-properties fo:color="#666666"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999999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office:forms form:automatic-focus="false" form:apply-design-mode="false"/>
        <table:shapes>
          <draw:frame draw:z-index="0" draw:name="Chart" draw:style-name="gr1" draw:text-style-name="P1" svg:width="816.86pt" svg:height="472.82pt" svg:x="0.03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Date time</text:p>
          </table:table-cell>
          <table:table-cell table:style-name="ce3" office:value-type="string" calcext:value-type="string">
            <text:p>Time (h)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Door</text:p>
          </table:table-cell>
          <table:table-cell table:style-name="ce1" office:value-type="string" calcext:value-type="string">
            <text:p>Activated</text:p>
          </table:table-cell>
          <table:table-cell table:style-name="ce8" office:value-type="string" calcext:value-type="string">
            <text:p>Voltage Drop</text:p>
          </table:table-cell>
          <table:table-cell table:style-name="ce8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date" office:date-value="2016-03-25T10:00:00" calcext:value-type="date">
            <text:p>03/25/16 10:00 A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float" office:value="4.8" calcext:value-type="float">
            <text:p>4.80</text:p>
          </table:table-cell>
          <table:table-cell office:value-type="string" calcext:value-type="string">
            <text:p>*</text:p>
          </table:table-cell>
          <table:table-cell table:formula="of:=[Data.C2]-[Data.C2]" office:value-type="float" office:value="0" calcext:value-type="float">
            <text:p>0.00</text:p>
          </table:table-cell>
          <table:table-cell table:formula="of:=[Data.D$2]-[Data.D2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3-28T10:00:00" calcext:value-type="date">
            <text:p>03/28/16 10:00 AM</text:p>
          </table:table-cell>
          <table:table-cell table:style-name="ce5" table:formula="of:=IF(ISBLANK([Data.A3]);&quot;&quot; ;([Data.A3]-[Data.A$2])*24)" office:value-type="float" office:value="72" calcext:value-type="float">
            <text:p>72</text:p>
          </table:table-cell>
          <table:table-cell table:style-name="ce7" office:value-type="float" office:value="4.6" calcext:value-type="float">
            <text:p>4.60</text:p>
          </table:table-cell>
          <table:table-cell table:style-name="ce7" office:value-type="float" office:value="4.56" calcext:value-type="float">
            <text:p>4.56</text:p>
          </table:table-cell>
          <table:table-cell office:value-type="string" calcext:value-type="string">
            <text:p>*</text:p>
          </table:table-cell>
          <table:table-cell table:formula="of:=IF(ISBLANK([Data.A3]);&quot;&quot;;[Data.C2]-[Data.C3])" office:value-type="float" office:value="0.2" calcext:value-type="float">
            <text:p>0.20</text:p>
          </table:table-cell>
          <table:table-cell table:formula="of:=IF(ISBLANK([Data.A3]);&quot;&quot;;[Data.D2]-[Data.D3])" office:value-type="float" office:value="0.239999999999999" calcext:value-type="float">
            <text:p>0.24</text:p>
          </table:table-cell>
          <table:table-cell/>
        </table:table-row>
        <table:table-row table:style-name="ro1">
          <table:table-cell table:style-name="ce2" office:value-type="date" office:date-value="2016-03-28T13:00:00" calcext:value-type="date">
            <text:p>03/28/16 01:00 PM</text:p>
          </table:table-cell>
          <table:table-cell table:style-name="ce5" table:formula="of:=IF(ISBLANK([Data.A4]);&quot;&quot; ;([Data.A4]-[Data.A$2])*24)" office:value-type="float" office:value="75" calcext:value-type="float">
            <text:p>75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4.54" calcext:value-type="float">
            <text:p>4.54</text:p>
          </table:table-cell>
          <table:table-cell/>
          <table:table-cell table:formula="of:=IF(ISBLANK([Data.A4]);&quot;&quot;;[Data.C3]-[Data.C4])" office:value-type="float" office:value="0.00999999999999979" calcext:value-type="float">
            <text:p>0.01</text:p>
          </table:table-cell>
          <table:table-cell table:formula="of:=IF(ISBLANK([Data.A4]);&quot;&quot;;[Data.D3]-[Data.D4])" office:value-type="float" office:value="0.0200000000000005" calcext:value-type="float">
            <text:p>0.02</text:p>
          </table:table-cell>
          <table:table-cell/>
        </table:table-row>
        <table:table-row table:style-name="ro1">
          <table:table-cell table:style-name="ce2" office:value-type="date" office:date-value="2016-03-28T14:00:00" calcext:value-type="date">
            <text:p>03/28/16 02:00 PM</text:p>
          </table:table-cell>
          <table:table-cell table:style-name="ce5" table:formula="of:=IF(ISBLANK([Data.A5]);&quot;&quot; ;([Data.A5]-[Data.A$2])*24)" office:value-type="float" office:value="76.0000000001164" calcext:value-type="float">
            <text:p>76</text:p>
          </table:table-cell>
          <table:table-cell table:style-name="ce7" office:value-type="float" office:value="4.58" calcext:value-type="float">
            <text:p>4.58</text:p>
          </table:table-cell>
          <table:table-cell table:style-name="ce7" office:value-type="float" office:value="4.53" calcext:value-type="float">
            <text:p>4.53</text:p>
          </table:table-cell>
          <table:table-cell/>
          <table:table-cell table:formula="of:=IF(ISBLANK([Data.A5]);&quot;&quot;;[Data.C4]-[Data.C5])" office:value-type="float" office:value="0.00999999999999979" calcext:value-type="float">
            <text:p>0.01</text:p>
          </table:table-cell>
          <table:table-cell table:formula="of:=IF(ISBLANK([Data.A5]);&quot;&quot;;[Data.D4]-[Data.D5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28T15:00:00" calcext:value-type="date">
            <text:p>03/28/16 03:00 PM</text:p>
          </table:table-cell>
          <table:table-cell table:style-name="ce5" table:formula="of:=IF(ISBLANK([Data.A6]);&quot;&quot; ;([Data.A6]-[Data.A$2])*24)" office:value-type="float" office:value="77.0000000000582" calcext:value-type="float">
            <text:p>77</text:p>
          </table:table-cell>
          <table:table-cell table:style-name="ce7" office:value-type="float" office:value="4.57" calcext:value-type="float">
            <text:p>4.57</text:p>
          </table:table-cell>
          <table:table-cell table:style-name="ce7" office:value-type="float" office:value="4.53" calcext:value-type="float">
            <text:p>4.53</text:p>
          </table:table-cell>
          <table:table-cell/>
          <table:table-cell table:formula="of:=IF(ISBLANK([Data.A6]);&quot;&quot;;[Data.C5]-[Data.C6])" office:value-type="float" office:value="0.00999999999999979" calcext:value-type="float">
            <text:p>0.01</text:p>
          </table:table-cell>
          <table:table-cell table:formula="of:=IF(ISBLANK([Data.A6]);&quot;&quot;;[Data.D5]-[Data.D6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3-28T17:00:00" calcext:value-type="date">
            <text:p>03/28/16 05:00 PM</text:p>
          </table:table-cell>
          <table:table-cell table:style-name="ce5" table:formula="of:=IF(ISBLANK([Data.A7]);&quot;&quot; ;([Data.A7]-[Data.A$2])*24)" office:value-type="float" office:value="79.0000000001164" calcext:value-type="float">
            <text:p>79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float" office:value="4.52" calcext:value-type="float">
            <text:p>4.52</text:p>
          </table:table-cell>
          <table:table-cell office:value-type="string" calcext:value-type="string">
            <text:p>*</text:p>
          </table:table-cell>
          <table:table-cell table:formula="of:=IF(ISBLANK([Data.A7]);&quot;&quot;;[Data.C6]-[Data.C7])" office:value-type="float" office:value="0.00999999999999979" calcext:value-type="float">
            <text:p>0.01</text:p>
          </table:table-cell>
          <table:table-cell table:formula="of:=IF(ISBLANK([Data.A7]);&quot;&quot;;[Data.D6]-[Data.D7])" office:value-type="float" office:value="0.0100000000000007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28T19:00:00" calcext:value-type="date">
            <text:p>03/28/16 07:00 PM</text:p>
          </table:table-cell>
          <table:table-cell table:style-name="ce5" table:formula="of:=IF(ISBLANK([Data.A8]);&quot;&quot; ;([Data.A8]-[Data.A$2])*24)" office:value-type="float" office:value="81" calcext:value-type="float">
            <text:p>81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float" office:value="4.51" calcext:value-type="float">
            <text:p>4.51</text:p>
          </table:table-cell>
          <table:table-cell/>
          <table:table-cell table:formula="of:=IF(ISBLANK([Data.A8]);&quot;&quot;;[Data.C7]-[Data.C8])" office:value-type="float" office:value="0" calcext:value-type="float">
            <text:p>0.00</text:p>
          </table:table-cell>
          <table:table-cell table:formula="of:=IF(ISBLANK([Data.A8]);&quot;&quot;;[Data.D7]-[Data.D8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28T22:00:00" calcext:value-type="date">
            <text:p>03/28/16 10:00 PM</text:p>
          </table:table-cell>
          <table:table-cell table:style-name="ce5" table:formula="of:=IF(ISBLANK([Data.A9]);&quot;&quot; ;([Data.A9]-[Data.A$2])*24)" office:value-type="float" office:value="84" calcext:value-type="float">
            <text:p>84</text:p>
          </table:table-cell>
          <table:table-cell table:style-name="ce7" office:value-type="float" office:value="4.54" calcext:value-type="float">
            <text:p>4.54</text:p>
          </table:table-cell>
          <table:table-cell table:style-name="ce7" office:value-type="float" office:value="4.5" calcext:value-type="float">
            <text:p>4.50</text:p>
          </table:table-cell>
          <table:table-cell office:value-type="string" calcext:value-type="string">
            <text:p>*</text:p>
          </table:table-cell>
          <table:table-cell table:formula="of:=IF(ISBLANK([Data.A9]);&quot;&quot;;[Data.C8]-[Data.C9])" office:value-type="float" office:value="0.0200000000000005" calcext:value-type="float">
            <text:p>0.02</text:p>
          </table:table-cell>
          <table:table-cell table:formula="of:=IF(ISBLANK([Data.A9]);&quot;&quot;;[Data.D8]-[Data.D9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29T06:00:00" calcext:value-type="date">
            <text:p>03/29/16 06:00 AM</text:p>
          </table:table-cell>
          <table:table-cell table:style-name="ce5" table:formula="of:=IF(ISBLANK([Data.A10]);&quot;&quot; ;([Data.A10]-[Data.A$2])*24)" office:value-type="float" office:value="92.0000000000582" calcext:value-type="float">
            <text:p>92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4.46" calcext:value-type="float">
            <text:p>4.46</text:p>
          </table:table-cell>
          <table:table-cell/>
          <table:table-cell table:formula="of:=IF(ISBLANK([Data.A10]);&quot;&quot;;[Data.C9]-[Data.C10])" office:value-type="float" office:value="0.0200000000000005" calcext:value-type="float">
            <text:p>0.02</text:p>
          </table:table-cell>
          <table:table-cell table:formula="of:=IF(ISBLANK([Data.A10]);&quot;&quot;;[Data.D9]-[Data.D10])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2" office:value-type="date" office:date-value="2016-03-29T20:00:00" calcext:value-type="date">
            <text:p>03/29/16 08:00 PM</text:p>
          </table:table-cell>
          <table:table-cell table:style-name="ce5" table:formula="of:=IF(ISBLANK([Data.A11]);&quot;&quot; ;([Data.A11]-[Data.A$2])*24)" office:value-type="float" office:value="106.000000000116" calcext:value-type="float">
            <text:p>106</text:p>
          </table:table-cell>
          <table:table-cell table:style-name="ce7" office:value-type="float" office:value="4.47" calcext:value-type="float">
            <text:p>4.47</text:p>
          </table:table-cell>
          <table:table-cell table:style-name="ce7" office:value-type="float" office:value="4.41" calcext:value-type="float">
            <text:p>4.41</text:p>
          </table:table-cell>
          <table:table-cell office:value-type="string" calcext:value-type="string">
            <text:p>*</text:p>
          </table:table-cell>
          <table:table-cell table:formula="of:=IF(ISBLANK([Data.A11]);&quot;&quot;;[Data.C10]-[Data.C11])" office:value-type="float" office:value="0.0499999999999998" calcext:value-type="float">
            <text:p>0.05</text:p>
          </table:table-cell>
          <table:table-cell table:formula="of:=IF(ISBLANK([Data.A11]);&quot;&quot;;[Data.D10]-[Data.D11])" office:value-type="float" office:value="0.0499999999999998" calcext:value-type="float">
            <text:p>0.05</text:p>
          </table:table-cell>
          <table:table-cell/>
        </table:table-row>
        <table:table-row table:style-name="ro1">
          <table:table-cell table:style-name="ce2" office:value-type="date" office:date-value="2016-03-29T21:45:00" calcext:value-type="date">
            <text:p>03/29/16 09:45 PM</text:p>
          </table:table-cell>
          <table:table-cell table:style-name="ce5" table:formula="of:=IF(ISBLANK([Data.A12]);&quot;&quot; ;([Data.A12]-[Data.A$2])*24)" office:value-type="float" office:value="107.750000000058" calcext:value-type="float">
            <text:p>108</text:p>
          </table:table-cell>
          <table:table-cell table:style-name="ce7" office:value-type="float" office:value="4.41" calcext:value-type="float">
            <text:p>4.41</text:p>
          </table:table-cell>
          <table:table-cell table:style-name="ce7" office:value-type="float" office:value="4.4" calcext:value-type="float">
            <text:p>4.40</text:p>
          </table:table-cell>
          <table:table-cell/>
          <table:table-cell table:formula="of:=IF(ISBLANK([Data.A12]);&quot;&quot;;[Data.C11]-[Data.C12])" office:value-type="float" office:value="0.0599999999999996" calcext:value-type="float">
            <text:p>0.06</text:p>
          </table:table-cell>
          <table:table-cell table:formula="of:=IF(ISBLANK([Data.A12]);&quot;&quot;;[Data.D11]-[Data.D12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30T09:30:00" calcext:value-type="date">
            <text:p>03/30/16 09:30 AM</text:p>
          </table:table-cell>
          <table:table-cell table:style-name="ce5" table:formula="of:=IF(ISBLANK([Data.A13]);&quot;&quot; ;([Data.A13]-[Data.A$2])*24)" office:value-type="float" office:value="119.500000000116" calcext:value-type="float">
            <text:p>120</text:p>
          </table:table-cell>
          <table:table-cell table:style-name="ce7" office:value-type="float" office:value="4.32" calcext:value-type="float">
            <text:p>4.32</text:p>
          </table:table-cell>
          <table:table-cell table:style-name="ce7" office:value-type="float" office:value="4.38" calcext:value-type="float">
            <text:p>4.38</text:p>
          </table:table-cell>
          <table:table-cell office:value-type="string" calcext:value-type="string">
            <text:p>*</text:p>
          </table:table-cell>
          <table:table-cell table:formula="of:=IF(ISBLANK([Data.A13]);&quot;&quot;;[Data.C12]-[Data.C13])" office:value-type="float" office:value="0.0899999999999999" calcext:value-type="float">
            <text:p>0.09</text:p>
          </table:table-cell>
          <table:table-cell table:formula="of:=IF(ISBLANK([Data.A13]);&quot;&quot;;[Data.D12]-[Data.D13])" office:value-type="float" office:value="0.0200000000000005" calcext:value-type="float">
            <text:p>0.02</text:p>
          </table:table-cell>
          <table:table-cell office:value-type="string" calcext:value-type="string">
            <text:p>Low battery Alarm</text:p>
          </table:table-cell>
        </table:table-row>
        <table:table-row table:style-name="ro1">
          <table:table-cell table:style-name="ce2" office:value-type="date" office:date-value="2016-03-30T10:00:00" calcext:value-type="date">
            <text:p>03/30/16 10:00 AM</text:p>
          </table:table-cell>
          <table:table-cell table:style-name="ce5" table:formula="of:=IF(ISBLANK([Data.A14]);&quot;&quot; ;([Data.A14]-[Data.A$2])*24)" office:value-type="float" office:value="120" calcext:value-type="float">
            <text:p>120</text:p>
          </table:table-cell>
          <table:table-cell table:style-name="ce7" office:value-type="float" office:value="4.32" calcext:value-type="float">
            <text:p>4.32</text:p>
          </table:table-cell>
          <table:table-cell table:style-name="ce7" office:value-type="float" office:value="4.37" calcext:value-type="float">
            <text:p>4.37</text:p>
          </table:table-cell>
          <table:table-cell/>
          <table:table-cell table:formula="of:=IF(ISBLANK([Data.A14]);&quot;&quot;;[Data.C13]-[Data.C14])" office:value-type="float" office:value="0" calcext:value-type="float">
            <text:p>0.00</text:p>
          </table:table-cell>
          <table:table-cell table:formula="of:=IF(ISBLANK([Data.A14]);&quot;&quot;;[Data.D13]-[Data.D14])" office:value-type="float" office:value="0.00999999999999979" calcext:value-type="float">
            <text:p>0.01</text:p>
          </table:table-cell>
          <table:table-cell office:value-type="string" calcext:value-type="string">
            <text:p>Replaced Low voltage resistor (R11) with 8K2ohm</text:p>
          </table:table-cell>
        </table:table-row>
        <table:table-row table:style-name="ro1">
          <table:table-cell table:style-name="ce2" office:value-type="date" office:date-value="2016-03-30T12:30:00" calcext:value-type="date">
            <text:p>03/30/16 12:30 PM</text:p>
          </table:table-cell>
          <table:table-cell table:style-name="ce5" table:formula="of:=IF(ISBLANK([Data.A15]);&quot;&quot; ;([Data.A15]-[Data.A$2])*24)" office:value-type="float" office:value="122.500000000116" calcext:value-type="float">
            <text:p>123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4.36" calcext:value-type="float">
            <text:p>4.36</text:p>
          </table:table-cell>
          <table:table-cell/>
          <table:table-cell table:formula="of:=IF(ISBLANK([Data.A15]);&quot;&quot;;[Data.C14]-[Data.C15])" office:value-type="float" office:value="-0.0199999999999996" calcext:value-type="float">
            <text:p>-0.02</text:p>
          </table:table-cell>
          <table:table-cell table:formula="of:=IF(ISBLANK([Data.A15]);&quot;&quot;;[Data.D14]-[Data.D15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30T13:30:00" calcext:value-type="date">
            <text:p>03/30/16 01:30 PM</text:p>
          </table:table-cell>
          <table:table-cell table:style-name="ce5" table:formula="of:=IF(ISBLANK([Data.A16]);&quot;&quot; ;([Data.A16]-[Data.A$2])*24)" office:value-type="float" office:value="123.500000000058" calcext:value-type="float">
            <text:p>124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4.36" calcext:value-type="float">
            <text:p>4.36</text:p>
          </table:table-cell>
          <table:table-cell/>
          <table:table-cell table:formula="of:=IF(ISBLANK([Data.A16]);&quot;&quot;;[Data.C15]-[Data.C16])" office:value-type="float" office:value="0" calcext:value-type="float">
            <text:p>0.00</text:p>
          </table:table-cell>
          <table:table-cell table:formula="of:=IF(ISBLANK([Data.A16]);&quot;&quot;;[Data.D15]-[Data.D16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3-30T14:30:00" calcext:value-type="date">
            <text:p>03/30/16 02:30 PM</text:p>
          </table:table-cell>
          <table:table-cell table:style-name="ce5" table:formula="of:=IF(ISBLANK([Data.A17]);&quot;&quot; ;([Data.A17]-[Data.A$2])*24)" office:value-type="float" office:value="124.500000000175" calcext:value-type="float">
            <text:p>125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4.36" calcext:value-type="float">
            <text:p>4.36</text:p>
          </table:table-cell>
          <table:table-cell/>
          <table:table-cell table:formula="of:=IF(ISBLANK([Data.A17]);&quot;&quot;;[Data.C16]-[Data.C17])" office:value-type="float" office:value="0.00999999999999979" calcext:value-type="float">
            <text:p>0.01</text:p>
          </table:table-cell>
          <table:table-cell table:formula="of:=IF(ISBLANK([Data.A17]);&quot;&quot;;[Data.D16]-[Data.D17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3-30T19:15:00" calcext:value-type="date">
            <text:p>03/30/16 07:15 PM</text:p>
          </table:table-cell>
          <table:table-cell table:style-name="ce5" table:formula="of:=IF(ISBLANK([Data.A18]);&quot;&quot; ;([Data.A18]-[Data.A$2])*24)" office:value-type="float" office:value="129.249999999942" calcext:value-type="float">
            <text:p>129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4.36" calcext:value-type="float">
            <text:p>4.36</text:p>
          </table:table-cell>
          <table:table-cell/>
          <table:table-cell table:formula="of:=IF(ISBLANK([Data.A18]);&quot;&quot;;[Data.C17]-[Data.C18])" office:value-type="float" office:value="-0.00999999999999979" calcext:value-type="float">
            <text:p>-0.01</text:p>
          </table:table-cell>
          <table:table-cell table:formula="of:=IF(ISBLANK([Data.A18]);&quot;&quot;;[Data.D17]-[Data.D18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3-31T09:30:00" calcext:value-type="date">
            <text:p>03/31/16 09:30 AM</text:p>
          </table:table-cell>
          <table:table-cell table:style-name="ce5" table:formula="of:=IF(ISBLANK([Data.A19]);&quot;&quot; ;([Data.A19]-[Data.A$2])*24)" office:value-type="float" office:value="143.500000000116" calcext:value-type="float">
            <text:p>144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4.34" calcext:value-type="float">
            <text:p>4.34</text:p>
          </table:table-cell>
          <table:table-cell office:value-type="string" calcext:value-type="string">
            <text:p>*</text:p>
          </table:table-cell>
          <table:table-cell table:formula="of:=IF(ISBLANK([Data.A19]);&quot;&quot;;[Data.C18]-[Data.C19])" office:value-type="float" office:value="0.00999999999999979" calcext:value-type="float">
            <text:p>0.01</text:p>
          </table:table-cell>
          <table:table-cell table:formula="of:=IF(ISBLANK([Data.A19]);&quot;&quot;;[Data.D18]-[Data.D19])" office:value-type="float" office:value="0.0200000000000005" calcext:value-type="float">
            <text:p>0.02</text:p>
          </table:table-cell>
          <table:table-cell office:value-type="string" calcext:value-type="string">
            <text:p>water alarm seems unable to fully activate at this voltage, needed to touch contacts to get proper message sent /resolved by having contacts closer</text:p>
          </table:table-cell>
        </table:table-row>
        <table:table-row table:style-name="ro1">
          <table:table-cell table:style-name="ce2" office:value-type="date" office:date-value="2016-03-31T12:30:00" calcext:value-type="date">
            <text:p>03/31/16 12:30 PM</text:p>
          </table:table-cell>
          <table:table-cell table:style-name="ce5" table:formula="of:=IF(ISBLANK([Data.A20]);&quot;&quot; ;([Data.A20]-[Data.A$2])*24)" office:value-type="float" office:value="146.500000000116" calcext:value-type="float">
            <text:p>147</text:p>
          </table:table-cell>
          <table:table-cell table:number-columns-repeated="2" table:style-name="ce7" office:value-type="float" office:value="4.33" calcext:value-type="float">
            <text:p>4.33</text:p>
          </table:table-cell>
          <table:table-cell/>
          <table:table-cell table:formula="of:=IF(ISBLANK([Data.A20]);&quot;&quot;;[Data.C19]-[Data.C20])" office:value-type="float" office:value="0" calcext:value-type="float">
            <text:p>0.00</text:p>
          </table:table-cell>
          <table:table-cell table:formula="of:=IF(ISBLANK([Data.A20]);&quot;&quot;;[Data.D19]-[Data.D20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3-31T22:30:00" calcext:value-type="date">
            <text:p>03/31/16 10:30 PM</text:p>
          </table:table-cell>
          <table:table-cell table:style-name="ce5" table:formula="of:=IF(ISBLANK([Data.A21]);&quot;&quot; ;([Data.A21]-[Data.A$2])*24)" office:value-type="float" office:value="156.500000000058" calcext:value-type="float">
            <text:p>157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4.32" calcext:value-type="float">
            <text:p>4.32</text:p>
          </table:table-cell>
          <table:table-cell office:value-type="string" calcext:value-type="string">
            <text:p>*</text:p>
          </table:table-cell>
          <table:table-cell table:formula="of:=IF(ISBLANK([Data.A21]);&quot;&quot;;[Data.C20]-[Data.C21])" office:value-type="float" office:value="0" calcext:value-type="float">
            <text:p>0.00</text:p>
          </table:table-cell>
          <table:table-cell table:formula="of:=IF(ISBLANK([Data.A21]);&quot;&quot;;[Data.D20]-[Data.D21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1T10:30:00" calcext:value-type="date">
            <text:p>04/01/16 10:30 AM</text:p>
          </table:table-cell>
          <table:table-cell table:style-name="ce5" table:formula="of:=IF(ISBLANK([Data.A22]);&quot;&quot; ;([Data.A22]-[Data.A$2])*24)" office:value-type="float" office:value="168.500000000058" calcext:value-type="float">
            <text:p>169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4.31" calcext:value-type="float">
            <text:p>4.31</text:p>
          </table:table-cell>
          <table:table-cell office:value-type="string" calcext:value-type="string">
            <text:p>*</text:p>
          </table:table-cell>
          <table:table-cell table:formula="of:=IF(ISBLANK([Data.A22]);&quot;&quot;;[Data.C21]-[Data.C22])" office:value-type="float" office:value="0.0300000000000002" calcext:value-type="float">
            <text:p>0.03</text:p>
          </table:table-cell>
          <table:table-cell table:formula="of:=IF(ISBLANK([Data.A22]);&quot;&quot;;[Data.D21]-[Data.D22])" office:value-type="float" office:value="0.0100000000000007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1T12:00:00" calcext:value-type="date">
            <text:p>04/01/16 12:00 PM</text:p>
          </table:table-cell>
          <table:table-cell table:style-name="ce5" table:formula="of:=IF(ISBLANK([Data.A23]);&quot;&quot; ;([Data.A23]-[Data.A$2])*24)" office:value-type="float" office:value="170.000000000058" calcext:value-type="float">
            <text:p>170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4.29" calcext:value-type="float">
            <text:p>4.29</text:p>
          </table:table-cell>
          <table:table-cell office:value-type="string" calcext:value-type="string">
            <text:p>*</text:p>
          </table:table-cell>
          <table:table-cell table:formula="of:=IF(ISBLANK([Data.A23]);&quot;&quot;;[Data.C22]-[Data.C23])" office:value-type="float" office:value="0" calcext:value-type="float">
            <text:p>0.00</text:p>
          </table:table-cell>
          <table:table-cell table:formula="of:=IF(ISBLANK([Data.A23]);&quot;&quot;;[Data.D22]-[Data.D23])" office:value-type="float" office:value="0.0199999999999996" calcext:value-type="float">
            <text:p>0.02</text:p>
          </table:table-cell>
          <table:table-cell office:value-type="string" calcext:value-type="string">
            <text:p>activated by touch ok this time</text:p>
          </table:table-cell>
        </table:table-row>
        <table:table-row table:style-name="ro1">
          <table:table-cell table:style-name="ce2" office:value-type="date" office:date-value="2016-04-01T13:00:00" calcext:value-type="date">
            <text:p>04/01/16 01:00 PM</text:p>
          </table:table-cell>
          <table:table-cell table:style-name="ce5" table:formula="of:=IF(ISBLANK([Data.A24]);&quot;&quot; ;([Data.A24]-[Data.A$2])*24)" office:value-type="float" office:value="171" calcext:value-type="float">
            <text:p>171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4.29" calcext:value-type="float">
            <text:p>4.29</text:p>
          </table:table-cell>
          <table:table-cell/>
          <table:table-cell table:formula="of:=IF(ISBLANK([Data.A24]);&quot;&quot;;[Data.C23]-[Data.C24])" office:value-type="float" office:value="0" calcext:value-type="float">
            <text:p>0.00</text:p>
          </table:table-cell>
          <table:table-cell table:formula="of:=IF(ISBLANK([Data.A24]);&quot;&quot;;[Data.D23]-[Data.D24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01T17:15:00" calcext:value-type="date">
            <text:p>04/01/16 05:15 PM</text:p>
          </table:table-cell>
          <table:table-cell table:style-name="ce5" table:formula="of:=IF(ISBLANK([Data.A25]);&quot;&quot; ;([Data.A25]-[Data.A$2])*24)" office:value-type="float" office:value="175.250000000058" calcext:value-type="float">
            <text:p>175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4.28" calcext:value-type="float">
            <text:p>4.28</text:p>
          </table:table-cell>
          <table:table-cell/>
          <table:table-cell table:formula="of:=IF(ISBLANK([Data.A25]);&quot;&quot;;[Data.C24]-[Data.C25])" office:value-type="float" office:value="0" calcext:value-type="float">
            <text:p>0.00</text:p>
          </table:table-cell>
          <table:table-cell table:formula="of:=IF(ISBLANK([Data.A25]);&quot;&quot;;[Data.D24]-[Data.D25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1T22:00:00" calcext:value-type="date">
            <text:p>04/01/16 10:00 PM</text:p>
          </table:table-cell>
          <table:table-cell table:style-name="ce5" table:formula="of:=IF(ISBLANK([Data.A26]);&quot;&quot; ;([Data.A26]-[Data.A$2])*24)" office:value-type="float" office:value="180" calcext:value-type="float">
            <text:p>180</text:p>
          </table:table-cell>
          <table:table-cell table:style-name="ce7" office:value-type="float" office:value="4.29" calcext:value-type="float">
            <text:p>4.29</text:p>
          </table:table-cell>
          <table:table-cell table:style-name="ce7" office:value-type="float" office:value="4.27" calcext:value-type="float">
            <text:p>4.27</text:p>
          </table:table-cell>
          <table:table-cell/>
          <table:table-cell table:formula="of:=IF(ISBLANK([Data.A26]);&quot;&quot;;[Data.C25]-[Data.C26])" office:value-type="float" office:value="0.00999999999999979" calcext:value-type="float">
            <text:p>0.01</text:p>
          </table:table-cell>
          <table:table-cell table:formula="of:=IF(ISBLANK([Data.A26]);&quot;&quot;;[Data.D25]-[Data.D26])" office:value-type="float" office:value="0.0100000000000007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3T11:15:00" calcext:value-type="date">
            <text:p>04/03/16 11:15 AM</text:p>
          </table:table-cell>
          <table:table-cell table:style-name="ce5" table:formula="of:=IF(ISBLANK([Data.A27]);&quot;&quot; ;([Data.A27]-[Data.A$2])*24)" office:value-type="float" office:value="217.250000000058" calcext:value-type="float">
            <text:p>217</text:p>
          </table:table-cell>
          <table:table-cell table:style-name="ce7" office:value-type="float" office:value="4.27" calcext:value-type="float">
            <text:p>4.27</text:p>
          </table:table-cell>
          <table:table-cell table:style-name="ce7" office:value-type="float" office:value="4.23" calcext:value-type="float">
            <text:p>4.23</text:p>
          </table:table-cell>
          <table:table-cell office:value-type="string" calcext:value-type="string">
            <text:p>*</text:p>
          </table:table-cell>
          <table:table-cell table:formula="of:=IF(ISBLANK([Data.A27]);&quot;&quot;;[Data.C26]-[Data.C27])" office:value-type="float" office:value="0.0200000000000005" calcext:value-type="float">
            <text:p>0.02</text:p>
          </table:table-cell>
          <table:table-cell table:formula="of:=IF(ISBLANK([Data.A27]);&quot;&quot;;[Data.D26]-[Data.D27])" office:value-type="float" office:value="0.0399999999999991" calcext:value-type="float">
            <text:p>0.04</text:p>
          </table:table-cell>
          <table:table-cell/>
        </table:table-row>
        <table:table-row table:style-name="ro1">
          <table:table-cell table:style-name="ce2" office:value-type="date" office:date-value="2016-04-03T14:15:00" calcext:value-type="date">
            <text:p>04/03/16 02:15 PM</text:p>
          </table:table-cell>
          <table:table-cell table:style-name="ce5" table:formula="of:=IF(ISBLANK([Data.A28]);&quot;&quot; ;([Data.A28]-[Data.A$2])*24)" office:value-type="float" office:value="220.250000000058" calcext:value-type="float">
            <text:p>220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4.22" calcext:value-type="float">
            <text:p>4.22</text:p>
          </table:table-cell>
          <table:table-cell/>
          <table:table-cell table:formula="of:=IF(ISBLANK([Data.A28]);&quot;&quot;;[Data.C27]-[Data.C28])" office:value-type="float" office:value="0.00999999999999979" calcext:value-type="float">
            <text:p>0.01</text:p>
          </table:table-cell>
          <table:table-cell table:formula="of:=IF(ISBLANK([Data.A28]);&quot;&quot;;[Data.D27]-[Data.D28])" office:value-type="float" office:value="0.0100000000000007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3T18:45:00" calcext:value-type="date">
            <text:p>04/03/16 06:45 PM</text:p>
          </table:table-cell>
          <table:table-cell table:style-name="ce5" table:formula="of:=IF(ISBLANK([Data.A29]);&quot;&quot; ;([Data.A29]-[Data.A$2])*24)" office:value-type="float" office:value="224.750000000058" calcext:value-type="float">
            <text:p>2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4.21" calcext:value-type="float">
            <text:p>4.21</text:p>
          </table:table-cell>
          <table:table-cell/>
          <table:table-cell table:formula="of:=IF(ISBLANK([Data.A29]);&quot;&quot;;[Data.C28]-[Data.C29])" office:value-type="float" office:value="0.00999999999999979" calcext:value-type="float">
            <text:p>0.01</text:p>
          </table:table-cell>
          <table:table-cell table:formula="of:=IF(ISBLANK([Data.A29]);&quot;&quot;;[Data.D28]-[Data.D29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4T18:30:00" calcext:value-type="date">
            <text:p>04/04/16 06:30 PM</text:p>
          </table:table-cell>
          <table:table-cell table:style-name="ce5" table:formula="of:=IF(ISBLANK([Data.A30]);&quot;&quot; ;([Data.A30]-[Data.A$2])*24)" office:value-type="float" office:value="248.500000000116" calcext:value-type="float">
            <text:p>249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4.17" calcext:value-type="float">
            <text:p>4.17</text:p>
          </table:table-cell>
          <table:table-cell office:value-type="string" calcext:value-type="string">
            <text:p>*</text:p>
          </table:table-cell>
          <table:table-cell table:formula="of:=IF(ISBLANK([Data.A30]);&quot;&quot;;[Data.C29]-[Data.C30])" office:value-type="float" office:value="0.04" calcext:value-type="float">
            <text:p>0.04</text:p>
          </table:table-cell>
          <table:table-cell table:formula="of:=IF(ISBLANK([Data.A30]);&quot;&quot;;[Data.D29]-[Data.D30])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2" office:value-type="date" office:date-value="2016-04-05T09:30:00" calcext:value-type="date">
            <text:p>04/05/16 09:30 AM</text:p>
          </table:table-cell>
          <table:table-cell table:style-name="ce5" table:formula="of:=IF(ISBLANK([Data.A31]);&quot;&quot; ;([Data.A31]-[Data.A$2])*24)" office:value-type="float" office:value="263.500000000116" calcext:value-type="float">
            <text:p>264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4.16" calcext:value-type="float">
            <text:p>4.16</text:p>
          </table:table-cell>
          <table:table-cell office:value-type="string" calcext:value-type="string">
            <text:p>*</text:p>
          </table:table-cell>
          <table:table-cell table:formula="of:=IF(ISBLANK([Data.A31]);&quot;&quot;;[Data.C30]-[Data.C31])" office:value-type="float" office:value="0" calcext:value-type="float">
            <text:p>0.00</text:p>
          </table:table-cell>
          <table:table-cell table:formula="of:=IF(ISBLANK([Data.A31]);&quot;&quot;;[Data.D30]-[Data.D31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5T14:00:00" calcext:value-type="date">
            <text:p>04/05/16 02:00 PM</text:p>
          </table:table-cell>
          <table:table-cell table:style-name="ce5" table:formula="of:=IF(ISBLANK([Data.A32]);&quot;&quot; ;([Data.A32]-[Data.A$2])*24)" office:value-type="float" office:value="268.000000000116" calcext:value-type="float">
            <text:p>268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4.16" calcext:value-type="float">
            <text:p>4.16</text:p>
          </table:table-cell>
          <table:table-cell/>
          <table:table-cell table:formula="of:=IF(ISBLANK([Data.A32]);&quot;&quot;;[Data.C31]-[Data.C32])" office:value-type="float" office:value="0.0199999999999996" calcext:value-type="float">
            <text:p>0.02</text:p>
          </table:table-cell>
          <table:table-cell table:formula="of:=IF(ISBLANK([Data.A32]);&quot;&quot;;[Data.D31]-[Data.D32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05T22:30:00" calcext:value-type="date">
            <text:p>04/05/16 10:30 PM</text:p>
          </table:table-cell>
          <table:table-cell table:style-name="ce5" table:formula="of:=IF(ISBLANK([Data.A33]);&quot;&quot; ;([Data.A33]-[Data.A$2])*24)" office:value-type="float" office:value="276.500000000058" calcext:value-type="float">
            <text:p>277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4.14" calcext:value-type="float">
            <text:p>4.14</text:p>
          </table:table-cell>
          <table:table-cell office:value-type="string" calcext:value-type="string">
            <text:p>*</text:p>
          </table:table-cell>
          <table:table-cell table:formula="of:=IF(ISBLANK([Data.A33]);&quot;&quot;;[Data.C32]-[Data.C33])" office:value-type="float" office:value="0.0100000000000007" calcext:value-type="float">
            <text:p>0.01</text:p>
          </table:table-cell>
          <table:table-cell table:formula="of:=IF(ISBLANK([Data.A33]);&quot;&quot;;[Data.D32]-[Data.D33])" office:value-type="float" office:value="0.0200000000000005" calcext:value-type="float">
            <text:p>0.02</text:p>
          </table:table-cell>
          <table:table-cell/>
        </table:table-row>
        <table:table-row table:style-name="ro1">
          <table:table-cell table:style-name="ce2" office:value-type="date" office:date-value="2016-04-05T22:45:00" calcext:value-type="date">
            <text:p>04/05/16 10:45 PM</text:p>
          </table:table-cell>
          <table:table-cell table:style-name="ce5" table:formula="of:=IF(ISBLANK([Data.A34]);&quot;&quot; ;([Data.A34]-[Data.A$2])*24)" office:value-type="float" office:value="276.75" calcext:value-type="float">
            <text:p>277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4.14" calcext:value-type="float">
            <text:p>4.14</text:p>
          </table:table-cell>
          <table:table-cell office:value-type="string" calcext:value-type="string">
            <text:p>*</text:p>
          </table:table-cell>
          <table:table-cell table:formula="of:=IF(ISBLANK([Data.A34]);&quot;&quot;;[Data.C33]-[Data.C34])" office:value-type="float" office:value="0" calcext:value-type="float">
            <text:p>0.00</text:p>
          </table:table-cell>
          <table:table-cell table:formula="of:=IF(ISBLANK([Data.A34]);&quot;&quot;;[Data.D33]-[Data.D34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06T09:00:00" calcext:value-type="date">
            <text:p>04/06/16 09:00 AM</text:p>
          </table:table-cell>
          <table:table-cell table:style-name="ce5" table:formula="of:=IF(ISBLANK([Data.A35]);&quot;&quot; ;([Data.A35]-[Data.A$2])*24)" office:value-type="float" office:value="287.000000000058" calcext:value-type="float">
            <text:p>287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4.13" calcext:value-type="float">
            <text:p>4.13</text:p>
          </table:table-cell>
          <table:table-cell/>
          <table:table-cell table:formula="of:=IF(ISBLANK([Data.A35]);&quot;&quot;;[Data.C34]-[Data.C35])" office:value-type="float" office:value="0" calcext:value-type="float">
            <text:p>0.00</text:p>
          </table:table-cell>
          <table:table-cell table:formula="of:=IF(ISBLANK([Data.A35]);&quot;&quot;;[Data.D34]-[Data.D35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6T15:30:00" calcext:value-type="date">
            <text:p>04/06/16 03:30 PM</text:p>
          </table:table-cell>
          <table:table-cell table:style-name="ce5" table:formula="of:=IF(ISBLANK([Data.A36]);&quot;&quot; ;([Data.A36]-[Data.A$2])*24)" office:value-type="float" office:value="293.500000000116" calcext:value-type="float">
            <text:p>294</text:p>
          </table:table-cell>
          <table:table-cell table:style-name="ce7" office:value-type="float" office:value="4.17" calcext:value-type="float">
            <text:p>4.17</text:p>
          </table:table-cell>
          <table:table-cell table:style-name="ce7" office:value-type="float" office:value="4.12" calcext:value-type="float">
            <text:p>4.12</text:p>
          </table:table-cell>
          <table:table-cell office:value-type="string" calcext:value-type="string">
            <text:p>*</text:p>
          </table:table-cell>
          <table:table-cell table:formula="of:=IF(ISBLANK([Data.A36]);&quot;&quot;;[Data.C35]-[Data.C36])" office:value-type="float" office:value="0.00999999999999979" calcext:value-type="float">
            <text:p>0.01</text:p>
          </table:table-cell>
          <table:table-cell table:formula="of:=IF(ISBLANK([Data.A36]);&quot;&quot;;[Data.D35]-[Data.D36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6T21:00:00" calcext:value-type="date">
            <text:p>04/06/16 09:00 PM</text:p>
          </table:table-cell>
          <table:table-cell table:style-name="ce5" table:formula="of:=IF(ISBLANK([Data.A37]);&quot;&quot; ;([Data.A37]-[Data.A$2])*24)" office:value-type="float" office:value="299.000000000058" calcext:value-type="float">
            <text:p>299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4.12" calcext:value-type="float">
            <text:p>4.12</text:p>
          </table:table-cell>
          <table:table-cell/>
          <table:table-cell table:formula="of:=IF(ISBLANK([Data.A37]);&quot;&quot;;[Data.C36]-[Data.C37])" office:value-type="float" office:value="-0.00999999999999979" calcext:value-type="float">
            <text:p>-0.01</text:p>
          </table:table-cell>
          <table:table-cell table:formula="of:=IF(ISBLANK([Data.A37]);&quot;&quot;;[Data.D36]-[Data.D37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07T08:30:00" calcext:value-type="date">
            <text:p>04/07/16 08:30 AM</text:p>
          </table:table-cell>
          <table:table-cell table:style-name="ce5" table:formula="of:=IF(ISBLANK([Data.A38]);&quot;&quot; ;([Data.A38]-[Data.A$2])*24)" office:value-type="float" office:value="310.500000000175" calcext:value-type="float">
            <text:p>311</text:p>
          </table:table-cell>
          <table:table-cell table:style-name="ce7" office:value-type="float" office:value="4.17" calcext:value-type="float">
            <text:p>4.17</text:p>
          </table:table-cell>
          <table:table-cell table:style-name="ce7" office:value-type="float" office:value="4.11" calcext:value-type="float">
            <text:p>4.11</text:p>
          </table:table-cell>
          <table:table-cell office:value-type="string" calcext:value-type="string">
            <text:p>*</text:p>
          </table:table-cell>
          <table:table-cell table:formula="of:=IF(ISBLANK([Data.A38]);&quot;&quot;;[Data.C37]-[Data.C38])" office:value-type="float" office:value="0.00999999999999979" calcext:value-type="float">
            <text:p>0.01</text:p>
          </table:table-cell>
          <table:table-cell table:formula="of:=IF(ISBLANK([Data.A38]);&quot;&quot;;[Data.D37]-[Data.D38])" office:value-type="float" office:value="0.00999999999999979" calcext:value-type="float">
            <text:p>0.01</text:p>
          </table:table-cell>
          <table:table-cell office:value-type="string" calcext:value-type="string">
            <text:p>water sensor no longer responding to water, need to touch contacts together now</text:p>
          </table:table-cell>
        </table:table-row>
        <table:table-row table:style-name="ro1">
          <table:table-cell table:style-name="ce2" office:value-type="date" office:date-value="2016-04-07T12:00:00" calcext:value-type="date">
            <text:p>04/07/16 12:00 PM</text:p>
          </table:table-cell>
          <table:table-cell table:style-name="ce5" table:formula="of:=IF(ISBLANK([Data.A39]);&quot;&quot; ;([Data.A39]-[Data.A$2])*24)" office:value-type="float" office:value="314.000000000058" calcext:value-type="float">
            <text:p>314</text:p>
          </table:table-cell>
          <table:table-cell table:style-name="ce7" office:value-type="float" office:value="4.15" calcext:value-type="float">
            <text:p>4.15</text:p>
          </table:table-cell>
          <table:table-cell table:style-name="ce7" office:value-type="float" office:value="4.1" calcext:value-type="float">
            <text:p>4.10</text:p>
          </table:table-cell>
          <table:table-cell/>
          <table:table-cell table:formula="of:=IF(ISBLANK([Data.A39]);&quot;&quot;;[Data.C38]-[Data.C39])" office:value-type="float" office:value="0.0199999999999996" calcext:value-type="float">
            <text:p>0.02</text:p>
          </table:table-cell>
          <table:table-cell table:formula="of:=IF(ISBLANK([Data.A39]);&quot;&quot;;[Data.D38]-[Data.D39])" office:value-type="float" office:value="0.0100000000000007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08T19:30:00" calcext:value-type="date">
            <text:p>04/08/16 07:30 PM</text:p>
          </table:table-cell>
          <table:table-cell table:style-name="ce5" table:formula="of:=IF(ISBLANK([Data.A40]);&quot;&quot; ;([Data.A40]-[Data.A$2])*24)" office:value-type="float" office:value="345.500000000058" calcext:value-type="float">
            <text:p>346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float" office:value="4.06" calcext:value-type="float">
            <text:p>4.06</text:p>
          </table:table-cell>
          <table:table-cell office:value-type="string" calcext:value-type="string">
            <text:p>*</text:p>
          </table:table-cell>
          <table:table-cell table:formula="of:=IF(ISBLANK([Data.A40]);&quot;&quot;;[Data.C39]-[Data.C40])" office:value-type="float" office:value="0.0300000000000002" calcext:value-type="float">
            <text:p>0.03</text:p>
          </table:table-cell>
          <table:table-cell table:formula="of:=IF(ISBLANK([Data.A40]);&quot;&quot;;[Data.D39]-[Data.D40])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2" office:value-type="date" office:date-value="2016-04-09T20:30:00" calcext:value-type="date">
            <text:p>04/09/16 08:30 PM</text:p>
          </table:table-cell>
          <table:table-cell table:style-name="ce5" table:formula="of:=IF(ISBLANK([Data.A41]);&quot;&quot; ;([Data.A41]-[Data.A$2])*24)" office:value-type="float" office:value="370.500000000175" calcext:value-type="float">
            <text:p>371</text:p>
          </table:table-cell>
          <table:table-cell table:style-name="ce7" office:value-type="float" office:value="4.09" calcext:value-type="float">
            <text:p>4.09</text:p>
          </table:table-cell>
          <table:table-cell table:style-name="ce7" office:value-type="float" office:value="4.04" calcext:value-type="float">
            <text:p>4.04</text:p>
          </table:table-cell>
          <table:table-cell office:value-type="string" calcext:value-type="string">
            <text:p>*</text:p>
          </table:table-cell>
          <table:table-cell table:formula="of:=IF(ISBLANK([Data.A41]);&quot;&quot;;[Data.C40]-[Data.C41])" office:value-type="float" office:value="0.0300000000000002" calcext:value-type="float">
            <text:p>0.03</text:p>
          </table:table-cell>
          <table:table-cell table:formula="of:=IF(ISBLANK([Data.A41]);&quot;&quot;;[Data.D40]-[Data.D41])" office:value-type="float" office:value="0.0199999999999996" calcext:value-type="float">
            <text:p>0.02</text:p>
          </table:table-cell>
          <table:table-cell/>
        </table:table-row>
        <table:table-row table:style-name="ro1">
          <table:table-cell table:style-name="ce2" office:value-type="date" office:date-value="2016-04-10T10:20:00" calcext:value-type="date">
            <text:p>04/10/16 10:20 AM</text:p>
          </table:table-cell>
          <table:table-cell table:style-name="ce5" table:formula="of:=IF(ISBLANK([Data.A42]);&quot;&quot; ;([Data.A42]-[Data.A$2])*24)" office:value-type="float" office:value="384.333333333372" calcext:value-type="float">
            <text:p>384</text:p>
          </table:table-cell>
          <table:table-cell table:style-name="ce7" office:value-type="float" office:value="4.08" calcext:value-type="float">
            <text:p>4.08</text:p>
          </table:table-cell>
          <table:table-cell table:style-name="ce7" office:value-type="float" office:value="4.01" calcext:value-type="float">
            <text:p>4.01</text:p>
          </table:table-cell>
          <table:table-cell office:value-type="string" calcext:value-type="string">
            <text:p>*</text:p>
          </table:table-cell>
          <table:table-cell table:formula="of:=IF(ISBLANK([Data.A42]);&quot;&quot;;[Data.C41]-[Data.C42])" office:value-type="float" office:value="0.00999999999999979" calcext:value-type="float">
            <text:p>0.01</text:p>
          </table:table-cell>
          <table:table-cell table:formula="of:=IF(ISBLANK([Data.A42]);&quot;&quot;;[Data.D41]-[Data.D42])" office:value-type="float" office:value="0.0300000000000002" calcext:value-type="float">
            <text:p>0.03</text:p>
          </table:table-cell>
          <table:table-cell/>
        </table:table-row>
        <table:table-row table:style-name="ro1">
          <table:table-cell table:style-name="ce2" office:value-type="date" office:date-value="2016-04-10T14:00:00" calcext:value-type="date">
            <text:p>04/10/16 02:00 PM</text:p>
          </table:table-cell>
          <table:table-cell table:style-name="ce5" table:formula="of:=IF(ISBLANK([Data.A43]);&quot;&quot; ;([Data.A43]-[Data.A$2])*24)" office:value-type="float" office:value="388.000000000116" calcext:value-type="float">
            <text:p>388</text:p>
          </table:table-cell>
          <table:table-cell table:style-name="ce7" office:value-type="float" office:value="4.08" calcext:value-type="float">
            <text:p>4.08</text:p>
          </table:table-cell>
          <table:table-cell table:style-name="ce7" office:value-type="float" office:value="4.02" calcext:value-type="float">
            <text:p>4.02</text:p>
          </table:table-cell>
          <table:table-cell office:value-type="string" calcext:value-type="string">
            <text:p>*</text:p>
          </table:table-cell>
          <table:table-cell table:formula="of:=IF(ISBLANK([Data.A43]);&quot;&quot;;[Data.C42]-[Data.C43])" office:value-type="float" office:value="0" calcext:value-type="float">
            <text:p>0.00</text:p>
          </table:table-cell>
          <table:table-cell table:formula="of:=IF(ISBLANK([Data.A43]);&quot;&quot;;[Data.D42]-[Data.D43])" office:value-type="float" office:value="-0.00999999999999979" calcext:value-type="float">
            <text:p>-0.01</text:p>
          </table:table-cell>
          <table:table-cell/>
        </table:table-row>
        <table:table-row table:style-name="ro1">
          <table:table-cell table:style-name="ce2" office:value-type="date" office:date-value="2016-04-10T21:30:00" calcext:value-type="date">
            <text:p>04/10/16 09:30 PM</text:p>
          </table:table-cell>
          <table:table-cell table:style-name="ce5" table:formula="of:=IF(ISBLANK([Data.A44]);&quot;&quot; ;([Data.A44]-[Data.A$2])*24)" office:value-type="float" office:value="395.500000000116" calcext:value-type="float">
            <text:p>396</text:p>
          </table:table-cell>
          <table:table-cell table:style-name="ce7" office:value-type="float" office:value="4.08" calcext:value-type="float">
            <text:p>4.08</text:p>
          </table:table-cell>
          <table:table-cell table:style-name="ce7" office:value-type="float" office:value="4.02" calcext:value-type="float">
            <text:p>4.02</text:p>
          </table:table-cell>
          <table:table-cell/>
          <table:table-cell table:formula="of:=IF(ISBLANK([Data.A44]);&quot;&quot;;[Data.C43]-[Data.C44])" office:value-type="float" office:value="0" calcext:value-type="float">
            <text:p>0.00</text:p>
          </table:table-cell>
          <table:table-cell table:formula="of:=IF(ISBLANK([Data.A44]);&quot;&quot;;[Data.D43]-[Data.D44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11T14:15:00" calcext:value-type="date">
            <text:p>04/11/16 02:15 PM</text:p>
          </table:table-cell>
          <table:table-cell table:style-name="ce5" table:formula="of:=IF(ISBLANK([Data.A45]);&quot;&quot; ;([Data.A45]-[Data.A$2])*24)" office:value-type="float" office:value="412.250000000058" calcext:value-type="float">
            <text:p>412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4" calcext:value-type="float">
            <text:p>4.00</text:p>
          </table:table-cell>
          <table:table-cell office:value-type="string" calcext:value-type="string">
            <text:p>*</text:p>
          </table:table-cell>
          <table:table-cell table:formula="of:=IF(ISBLANK([Data.A45]);&quot;&quot;;[Data.C44]-[Data.C45])" office:value-type="float" office:value="0.0300000000000002" calcext:value-type="float">
            <text:p>0.03</text:p>
          </table:table-cell>
          <table:table-cell table:formula="of:=IF(ISBLANK([Data.A45]);&quot;&quot;;[Data.D44]-[Data.D45])" office:value-type="float" office:value="0.0199999999999996" calcext:value-type="float">
            <text:p>0.02</text:p>
          </table:table-cell>
          <table:table-cell/>
        </table:table-row>
        <table:table-row table:style-name="ro1">
          <table:table-cell table:style-name="ce2" office:value-type="date" office:date-value="2016-04-11T21:45:00" calcext:value-type="date">
            <text:p>04/11/16 09:45 PM</text:p>
          </table:table-cell>
          <table:table-cell table:style-name="ce5" table:formula="of:=IF(ISBLANK([Data.A46]);&quot;&quot; ;([Data.A46]-[Data.A$2])*24)" office:value-type="float" office:value="419.750000000058" calcext:value-type="float">
            <text:p>420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3.99" calcext:value-type="float">
            <text:p>3.99</text:p>
          </table:table-cell>
          <table:table-cell office:value-type="string" calcext:value-type="string">
            <text:p>*</text:p>
          </table:table-cell>
          <table:table-cell table:formula="of:=IF(ISBLANK([Data.A46]);&quot;&quot;;[Data.C45]-[Data.C46])" office:value-type="float" office:value="0" calcext:value-type="float">
            <text:p>0.00</text:p>
          </table:table-cell>
          <table:table-cell table:formula="of:=IF(ISBLANK([Data.A46]);&quot;&quot;;[Data.D45]-[Data.D46])" office:value-type="float" office:value="0.00999999999999979" calcext:value-type="float">
            <text:p>0.01</text:p>
          </table:table-cell>
          <table:table-cell/>
        </table:table-row>
        <table:table-row table:style-name="ro1">
          <table:table-cell table:style-name="ce2" office:value-type="date" office:date-value="2016-04-11T22:00:00" calcext:value-type="date">
            <text:p>04/11/16 10:00 PM</text:p>
          </table:table-cell>
          <table:table-cell table:style-name="ce5" table:formula="of:=IF(ISBLANK([Data.A47]);&quot;&quot; ;([Data.A47]-[Data.A$2])*24)" office:value-type="float" office:value="420" calcext:value-type="float">
            <text:p>420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3.99" calcext:value-type="float">
            <text:p>3.99</text:p>
          </table:table-cell>
          <table:table-cell office:value-type="string" calcext:value-type="string">
            <text:p>*</text:p>
          </table:table-cell>
          <table:table-cell table:formula="of:=IF(ISBLANK([Data.A47]);&quot;&quot;;[Data.C46]-[Data.C47])" office:value-type="float" office:value="0" calcext:value-type="float">
            <text:p>0.00</text:p>
          </table:table-cell>
          <table:table-cell table:formula="of:=IF(ISBLANK([Data.A47]);&quot;&quot;;[Data.D46]-[Data.D47])" office:value-type="float" office:value="0" calcext:value-type="float">
            <text:p>0.00</text:p>
          </table:table-cell>
          <table:table-cell office:value-type="string" calcext:value-type="string">
            <text:p>Replaced water sensor resistor(R11). From 100ohms to 150ohms. Works when in contact with water now</text:p>
          </table:table-cell>
        </table:table-row>
        <table:table-row table:style-name="ro1">
          <table:table-cell table:style-name="ce2" office:value-type="date" office:date-value="2016-04-12T09:00:00" calcext:value-type="date">
            <text:p>04/12/16 09:00 AM</text:p>
          </table:table-cell>
          <table:table-cell table:style-name="ce5" table:formula="of:=IF(ISBLANK([Data.A48]);&quot;&quot; ;([Data.A48]-[Data.A$2])*24)" office:value-type="float" office:value="431.000000000058" calcext:value-type="float">
            <text:p>431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3.99" calcext:value-type="float">
            <text:p>3.99</text:p>
          </table:table-cell>
          <table:table-cell office:value-type="string" calcext:value-type="string">
            <text:p>*</text:p>
          </table:table-cell>
          <table:table-cell table:formula="of:=IF(ISBLANK([Data.A48]);&quot;&quot;;[Data.C47]-[Data.C48])" office:value-type="float" office:value="0" calcext:value-type="float">
            <text:p>0.00</text:p>
          </table:table-cell>
          <table:table-cell table:formula="of:=IF(ISBLANK([Data.A48]);&quot;&quot;;[Data.D47]-[Data.D48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12T12:30:00" calcext:value-type="date">
            <text:p>04/12/16 12:30 PM</text:p>
          </table:table-cell>
          <table:table-cell table:style-name="ce5" table:formula="of:=IF(ISBLANK([Data.A49]);&quot;&quot; ;([Data.A49]-[Data.A$2])*24)" office:value-type="float" office:value="434.500000000116" calcext:value-type="float">
            <text:p>435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3.99" calcext:value-type="float">
            <text:p>3.99</text:p>
          </table:table-cell>
          <table:table-cell/>
          <table:table-cell table:formula="of:=IF(ISBLANK([Data.A49]);&quot;&quot;;[Data.C48]-[Data.C49])" office:value-type="float" office:value="0" calcext:value-type="float">
            <text:p>0.00</text:p>
          </table:table-cell>
          <table:table-cell table:formula="of:=IF(ISBLANK([Data.A49]);&quot;&quot;;[Data.D48]-[Data.D49]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date" office:date-value="2016-04-12T20:30:00" calcext:value-type="date">
            <text:p>04/12/16 08:30 PM</text:p>
          </table:table-cell>
          <table:table-cell table:style-name="ce5" table:formula="of:=IF(ISBLANK([Data.A50]);&quot;&quot; ;([Data.A50]-[Data.A$2])*24)" office:value-type="float" office:value="442.500000000175" calcext:value-type="float">
            <text:p>443</text:p>
          </table:table-cell>
          <table:table-cell table:style-name="ce7" office:value-type="float" office:value="4.03" calcext:value-type="float">
            <text:p>4.03</text:p>
          </table:table-cell>
          <table:table-cell table:style-name="ce7" office:value-type="float" office:value="3.97" calcext:value-type="float">
            <text:p>3.97</text:p>
          </table:table-cell>
          <table:table-cell office:value-type="string" calcext:value-type="string">
            <text:p>*</text:p>
          </table:table-cell>
          <table:table-cell table:formula="of:=IF(ISBLANK([Data.A50]);&quot;&quot;;[Data.C49]-[Data.C50])" office:value-type="float" office:value="0.0199999999999996" calcext:value-type="float">
            <text:p>0.02</text:p>
          </table:table-cell>
          <table:table-cell table:formula="of:=IF(ISBLANK([Data.A50]);&quot;&quot;;[Data.D49]-[Data.D50])" office:value-type="float" office:value="0.0200000000000005" calcext:value-type="float">
            <text:p>0.02</text:p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1]);&quot;&quot; ;([Data.A51]-[Data.A$2])*24)">
            <text:p/>
          </table:table-cell>
          <table:table-cell table:style-name="ce7" table:number-columns-repeated="2"/>
          <table:table-cell/>
          <table:table-cell table:formula="of:=IF(ISBLANK([Data.A51]);&quot;&quot;;[Data.C50]-[Data.C51])">
            <text:p/>
          </table:table-cell>
          <table:table-cell table:formula="of:=IF(ISBLANK([Data.A51]);&quot;&quot;;[Data.D50]-[Data.D5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2]);&quot;&quot; ;([Data.A52]-[Data.A$2])*24)">
            <text:p/>
          </table:table-cell>
          <table:table-cell table:style-name="ce7" table:number-columns-repeated="2"/>
          <table:table-cell/>
          <table:table-cell table:formula="of:=IF(ISBLANK([Data.A52]);&quot;&quot;;[Data.C51]-[Data.C52])">
            <text:p/>
          </table:table-cell>
          <table:table-cell table:formula="of:=IF(ISBLANK([Data.A52]);&quot;&quot;;[Data.D51]-[Data.D5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3]);&quot;&quot; ;([Data.A53]-[Data.A$2])*24)">
            <text:p/>
          </table:table-cell>
          <table:table-cell table:style-name="ce7" table:number-columns-repeated="2"/>
          <table:table-cell/>
          <table:table-cell table:formula="of:=IF(ISBLANK([Data.A53]);&quot;&quot;;[Data.C52]-[Data.C53])">
            <text:p/>
          </table:table-cell>
          <table:table-cell table:formula="of:=IF(ISBLANK([Data.A53]);&quot;&quot;;[Data.D52]-[Data.D5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4]);&quot;&quot; ;([Data.A54]-[Data.A$2])*24)">
            <text:p/>
          </table:table-cell>
          <table:table-cell table:style-name="ce7" table:number-columns-repeated="2"/>
          <table:table-cell/>
          <table:table-cell table:formula="of:=IF(ISBLANK([Data.A54]);&quot;&quot;;[Data.C53]-[Data.C54])">
            <text:p/>
          </table:table-cell>
          <table:table-cell table:formula="of:=IF(ISBLANK([Data.A54]);&quot;&quot;;[Data.D53]-[Data.D5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5]);&quot;&quot; ;([Data.A55]-[Data.A$2])*24)">
            <text:p/>
          </table:table-cell>
          <table:table-cell table:style-name="ce7" table:number-columns-repeated="2"/>
          <table:table-cell/>
          <table:table-cell table:formula="of:=IF(ISBLANK([Data.A55]);&quot;&quot;;[Data.C54]-[Data.C55])">
            <text:p/>
          </table:table-cell>
          <table:table-cell table:formula="of:=IF(ISBLANK([Data.A55]);&quot;&quot;;[Data.D54]-[Data.D5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6]);&quot;&quot; ;([Data.A56]-[Data.A$2])*24)">
            <text:p/>
          </table:table-cell>
          <table:table-cell table:style-name="ce7" table:number-columns-repeated="2"/>
          <table:table-cell/>
          <table:table-cell table:formula="of:=IF(ISBLANK([Data.A56]);&quot;&quot;;[Data.C55]-[Data.C56])">
            <text:p/>
          </table:table-cell>
          <table:table-cell table:formula="of:=IF(ISBLANK([Data.A56]);&quot;&quot;;[Data.D55]-[Data.D5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7]);&quot;&quot; ;([Data.A57]-[Data.A$2])*24)">
            <text:p/>
          </table:table-cell>
          <table:table-cell table:style-name="ce7" table:number-columns-repeated="2"/>
          <table:table-cell/>
          <table:table-cell table:formula="of:=IF(ISBLANK([Data.A57]);&quot;&quot;;[Data.C56]-[Data.C57])">
            <text:p/>
          </table:table-cell>
          <table:table-cell table:formula="of:=IF(ISBLANK([Data.A57]);&quot;&quot;;[Data.D56]-[Data.D5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8]);&quot;&quot; ;([Data.A58]-[Data.A$2])*24)">
            <text:p/>
          </table:table-cell>
          <table:table-cell table:style-name="ce7" table:number-columns-repeated="2"/>
          <table:table-cell/>
          <table:table-cell table:formula="of:=IF(ISBLANK([Data.A58]);&quot;&quot;;[Data.C57]-[Data.C58])">
            <text:p/>
          </table:table-cell>
          <table:table-cell table:formula="of:=IF(ISBLANK([Data.A58]);&quot;&quot;;[Data.D57]-[Data.D5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59]);&quot;&quot; ;([Data.A59]-[Data.A$2])*24)">
            <text:p/>
          </table:table-cell>
          <table:table-cell table:style-name="ce7" table:number-columns-repeated="2"/>
          <table:table-cell/>
          <table:table-cell table:formula="of:=IF(ISBLANK([Data.A59]);&quot;&quot;;[Data.C58]-[Data.C59])">
            <text:p/>
          </table:table-cell>
          <table:table-cell table:formula="of:=IF(ISBLANK([Data.A59]);&quot;&quot;;[Data.D58]-[Data.D5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0]);&quot;&quot; ;([Data.A60]-[Data.A$2])*24)">
            <text:p/>
          </table:table-cell>
          <table:table-cell table:style-name="ce7" table:number-columns-repeated="2"/>
          <table:table-cell/>
          <table:table-cell table:formula="of:=IF(ISBLANK([Data.A60]);&quot;&quot;;[Data.C59]-[Data.C60])">
            <text:p/>
          </table:table-cell>
          <table:table-cell table:formula="of:=IF(ISBLANK([Data.A60]);&quot;&quot;;[Data.D59]-[Data.D6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1]);&quot;&quot; ;([Data.A61]-[Data.A$2])*24)">
            <text:p/>
          </table:table-cell>
          <table:table-cell table:style-name="ce7" table:number-columns-repeated="2"/>
          <table:table-cell/>
          <table:table-cell table:formula="of:=IF(ISBLANK([Data.A61]);&quot;&quot;;[Data.C60]-[Data.C61])">
            <text:p/>
          </table:table-cell>
          <table:table-cell table:formula="of:=IF(ISBLANK([Data.A61]);&quot;&quot;;[Data.D60]-[Data.D6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2]);&quot;&quot; ;([Data.A62]-[Data.A$2])*24)">
            <text:p/>
          </table:table-cell>
          <table:table-cell table:style-name="ce7" table:number-columns-repeated="2"/>
          <table:table-cell/>
          <table:table-cell table:formula="of:=IF(ISBLANK([Data.A62]);&quot;&quot;;[Data.C61]-[Data.C62])">
            <text:p/>
          </table:table-cell>
          <table:table-cell table:formula="of:=IF(ISBLANK([Data.A62]);&quot;&quot;;[Data.D61]-[Data.D6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3]);&quot;&quot; ;([Data.A63]-[Data.A$2])*24)">
            <text:p/>
          </table:table-cell>
          <table:table-cell table:style-name="ce7" table:number-columns-repeated="2"/>
          <table:table-cell/>
          <table:table-cell table:formula="of:=IF(ISBLANK([Data.A63]);&quot;&quot;;[Data.C62]-[Data.C63])">
            <text:p/>
          </table:table-cell>
          <table:table-cell table:formula="of:=IF(ISBLANK([Data.A63]);&quot;&quot;;[Data.D62]-[Data.D6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4]);&quot;&quot; ;([Data.A64]-[Data.A$2])*24)">
            <text:p/>
          </table:table-cell>
          <table:table-cell table:style-name="ce7" table:number-columns-repeated="2"/>
          <table:table-cell/>
          <table:table-cell table:formula="of:=IF(ISBLANK([Data.A64]);&quot;&quot;;[Data.C63]-[Data.C64])">
            <text:p/>
          </table:table-cell>
          <table:table-cell table:formula="of:=IF(ISBLANK([Data.A64]);&quot;&quot;;[Data.D63]-[Data.D6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5]);&quot;&quot; ;([Data.A65]-[Data.A$2])*24)">
            <text:p/>
          </table:table-cell>
          <table:table-cell table:style-name="ce7" table:number-columns-repeated="2"/>
          <table:table-cell/>
          <table:table-cell table:formula="of:=IF(ISBLANK([Data.A65]);&quot;&quot;;[Data.C64]-[Data.C65])">
            <text:p/>
          </table:table-cell>
          <table:table-cell table:formula="of:=IF(ISBLANK([Data.A65]);&quot;&quot;;[Data.D64]-[Data.D6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6]);&quot;&quot; ;([Data.A66]-[Data.A$2])*24)">
            <text:p/>
          </table:table-cell>
          <table:table-cell table:style-name="ce7" table:number-columns-repeated="2"/>
          <table:table-cell/>
          <table:table-cell table:formula="of:=IF(ISBLANK([Data.A66]);&quot;&quot;;[Data.C65]-[Data.C66])">
            <text:p/>
          </table:table-cell>
          <table:table-cell table:formula="of:=IF(ISBLANK([Data.A66]);&quot;&quot;;[Data.D65]-[Data.D6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7]);&quot;&quot; ;([Data.A67]-[Data.A$2])*24)">
            <text:p/>
          </table:table-cell>
          <table:table-cell table:style-name="ce7" table:number-columns-repeated="2"/>
          <table:table-cell/>
          <table:table-cell table:formula="of:=IF(ISBLANK([Data.A67]);&quot;&quot;;[Data.C66]-[Data.C67])">
            <text:p/>
          </table:table-cell>
          <table:table-cell table:formula="of:=IF(ISBLANK([Data.A67]);&quot;&quot;;[Data.D66]-[Data.D6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8]);&quot;&quot; ;([Data.A68]-[Data.A$2])*24)">
            <text:p/>
          </table:table-cell>
          <table:table-cell table:style-name="ce7" table:number-columns-repeated="2"/>
          <table:table-cell/>
          <table:table-cell table:formula="of:=IF(ISBLANK([Data.A68]);&quot;&quot;;[Data.C67]-[Data.C68])">
            <text:p/>
          </table:table-cell>
          <table:table-cell table:formula="of:=IF(ISBLANK([Data.A68]);&quot;&quot;;[Data.D67]-[Data.D6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69]);&quot;&quot; ;([Data.A69]-[Data.A$2])*24)">
            <text:p/>
          </table:table-cell>
          <table:table-cell table:style-name="ce7" table:number-columns-repeated="2"/>
          <table:table-cell/>
          <table:table-cell table:formula="of:=IF(ISBLANK([Data.A69]);&quot;&quot;;[Data.C68]-[Data.C69])">
            <text:p/>
          </table:table-cell>
          <table:table-cell table:formula="of:=IF(ISBLANK([Data.A69]);&quot;&quot;;[Data.D68]-[Data.D6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0]);&quot;&quot; ;([Data.A70]-[Data.A$2])*24)">
            <text:p/>
          </table:table-cell>
          <table:table-cell table:style-name="ce7" table:number-columns-repeated="2"/>
          <table:table-cell/>
          <table:table-cell table:formula="of:=IF(ISBLANK([Data.A70]);&quot;&quot;;[Data.C69]-[Data.C70])">
            <text:p/>
          </table:table-cell>
          <table:table-cell table:formula="of:=IF(ISBLANK([Data.A70]);&quot;&quot;;[Data.D69]-[Data.D7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1]);&quot;&quot; ;([Data.A71]-[Data.A$2])*24)">
            <text:p/>
          </table:table-cell>
          <table:table-cell table:style-name="ce7" table:number-columns-repeated="2"/>
          <table:table-cell/>
          <table:table-cell table:formula="of:=IF(ISBLANK([Data.A71]);&quot;&quot;;[Data.C70]-[Data.C71])">
            <text:p/>
          </table:table-cell>
          <table:table-cell table:formula="of:=IF(ISBLANK([Data.A71]);&quot;&quot;;[Data.D70]-[Data.D7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2]);&quot;&quot; ;([Data.A72]-[Data.A$2])*24)">
            <text:p/>
          </table:table-cell>
          <table:table-cell table:style-name="ce7" table:number-columns-repeated="2"/>
          <table:table-cell/>
          <table:table-cell table:formula="of:=IF(ISBLANK([Data.A72]);&quot;&quot;;[Data.C71]-[Data.C72])">
            <text:p/>
          </table:table-cell>
          <table:table-cell table:formula="of:=IF(ISBLANK([Data.A72]);&quot;&quot;;[Data.D71]-[Data.D7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3]);&quot;&quot; ;([Data.A73]-[Data.A$2])*24)">
            <text:p/>
          </table:table-cell>
          <table:table-cell table:style-name="ce7" table:number-columns-repeated="2"/>
          <table:table-cell/>
          <table:table-cell table:formula="of:=IF(ISBLANK([Data.A73]);&quot;&quot;;[Data.C72]-[Data.C73])">
            <text:p/>
          </table:table-cell>
          <table:table-cell table:formula="of:=IF(ISBLANK([Data.A73]);&quot;&quot;;[Data.D72]-[Data.D7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4]);&quot;&quot; ;([Data.A74]-[Data.A$2])*24)">
            <text:p/>
          </table:table-cell>
          <table:table-cell table:style-name="ce7" table:number-columns-repeated="2"/>
          <table:table-cell/>
          <table:table-cell table:formula="of:=IF(ISBLANK([Data.A74]);&quot;&quot;;[Data.C73]-[Data.C74])">
            <text:p/>
          </table:table-cell>
          <table:table-cell table:formula="of:=IF(ISBLANK([Data.A74]);&quot;&quot;;[Data.D73]-[Data.D7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5]);&quot;&quot; ;([Data.A75]-[Data.A$2])*24)">
            <text:p/>
          </table:table-cell>
          <table:table-cell table:style-name="ce7" table:number-columns-repeated="2"/>
          <table:table-cell/>
          <table:table-cell table:formula="of:=IF(ISBLANK([Data.A75]);&quot;&quot;;[Data.C74]-[Data.C75])">
            <text:p/>
          </table:table-cell>
          <table:table-cell table:formula="of:=IF(ISBLANK([Data.A75]);&quot;&quot;;[Data.D74]-[Data.D7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6]);&quot;&quot; ;([Data.A76]-[Data.A$2])*24)">
            <text:p/>
          </table:table-cell>
          <table:table-cell table:style-name="ce7" table:number-columns-repeated="2"/>
          <table:table-cell/>
          <table:table-cell table:formula="of:=IF(ISBLANK([Data.A76]);&quot;&quot;;[Data.C75]-[Data.C76])">
            <text:p/>
          </table:table-cell>
          <table:table-cell table:formula="of:=IF(ISBLANK([Data.A76]);&quot;&quot;;[Data.D75]-[Data.D7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7]);&quot;&quot; ;([Data.A77]-[Data.A$2])*24)">
            <text:p/>
          </table:table-cell>
          <table:table-cell table:style-name="ce7" table:number-columns-repeated="2"/>
          <table:table-cell/>
          <table:table-cell table:formula="of:=IF(ISBLANK([Data.A77]);&quot;&quot;;[Data.C76]-[Data.C77])">
            <text:p/>
          </table:table-cell>
          <table:table-cell table:formula="of:=IF(ISBLANK([Data.A77]);&quot;&quot;;[Data.D76]-[Data.D7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8]);&quot;&quot; ;([Data.A78]-[Data.A$2])*24)">
            <text:p/>
          </table:table-cell>
          <table:table-cell table:style-name="ce7" table:number-columns-repeated="2"/>
          <table:table-cell/>
          <table:table-cell table:formula="of:=IF(ISBLANK([Data.A78]);&quot;&quot;;[Data.C77]-[Data.C78])">
            <text:p/>
          </table:table-cell>
          <table:table-cell table:formula="of:=IF(ISBLANK([Data.A78]);&quot;&quot;;[Data.D77]-[Data.D7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79]);&quot;&quot; ;([Data.A79]-[Data.A$2])*24)">
            <text:p/>
          </table:table-cell>
          <table:table-cell table:style-name="ce7" table:number-columns-repeated="2"/>
          <table:table-cell/>
          <table:table-cell table:formula="of:=IF(ISBLANK([Data.A79]);&quot;&quot;;[Data.C78]-[Data.C79])">
            <text:p/>
          </table:table-cell>
          <table:table-cell table:formula="of:=IF(ISBLANK([Data.A79]);&quot;&quot;;[Data.D78]-[Data.D7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0]);&quot;&quot; ;([Data.A80]-[Data.A$2])*24)">
            <text:p/>
          </table:table-cell>
          <table:table-cell table:style-name="ce7" table:number-columns-repeated="2"/>
          <table:table-cell/>
          <table:table-cell table:formula="of:=IF(ISBLANK([Data.A80]);&quot;&quot;;[Data.C79]-[Data.C80])">
            <text:p/>
          </table:table-cell>
          <table:table-cell table:formula="of:=IF(ISBLANK([Data.A80]);&quot;&quot;;[Data.D79]-[Data.D8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1]);&quot;&quot; ;([Data.A81]-[Data.A$2])*24)">
            <text:p/>
          </table:table-cell>
          <table:table-cell table:style-name="ce7" table:number-columns-repeated="2"/>
          <table:table-cell/>
          <table:table-cell table:formula="of:=IF(ISBLANK([Data.A81]);&quot;&quot;;[Data.C80]-[Data.C81])">
            <text:p/>
          </table:table-cell>
          <table:table-cell table:formula="of:=IF(ISBLANK([Data.A81]);&quot;&quot;;[Data.D80]-[Data.D8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2]);&quot;&quot; ;([Data.A82]-[Data.A$2])*24)">
            <text:p/>
          </table:table-cell>
          <table:table-cell table:style-name="ce7" table:number-columns-repeated="2"/>
          <table:table-cell/>
          <table:table-cell table:formula="of:=IF(ISBLANK([Data.A82]);&quot;&quot;;[Data.C81]-[Data.C82])">
            <text:p/>
          </table:table-cell>
          <table:table-cell table:formula="of:=IF(ISBLANK([Data.A82]);&quot;&quot;;[Data.D81]-[Data.D8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3]);&quot;&quot; ;([Data.A83]-[Data.A$2])*24)">
            <text:p/>
          </table:table-cell>
          <table:table-cell table:style-name="ce7" table:number-columns-repeated="2"/>
          <table:table-cell/>
          <table:table-cell table:formula="of:=IF(ISBLANK([Data.A83]);&quot;&quot;;[Data.C82]-[Data.C83])">
            <text:p/>
          </table:table-cell>
          <table:table-cell table:formula="of:=IF(ISBLANK([Data.A83]);&quot;&quot;;[Data.D82]-[Data.D8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4]);&quot;&quot; ;([Data.A84]-[Data.A$2])*24)">
            <text:p/>
          </table:table-cell>
          <table:table-cell table:style-name="ce7" table:number-columns-repeated="2"/>
          <table:table-cell/>
          <table:table-cell table:formula="of:=IF(ISBLANK([Data.A84]);&quot;&quot;;[Data.C83]-[Data.C84])">
            <text:p/>
          </table:table-cell>
          <table:table-cell table:formula="of:=IF(ISBLANK([Data.A84]);&quot;&quot;;[Data.D83]-[Data.D8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5]);&quot;&quot; ;([Data.A85]-[Data.A$2])*24)">
            <text:p/>
          </table:table-cell>
          <table:table-cell table:style-name="ce7" table:number-columns-repeated="2"/>
          <table:table-cell/>
          <table:table-cell table:formula="of:=IF(ISBLANK([Data.A85]);&quot;&quot;;[Data.C84]-[Data.C85])">
            <text:p/>
          </table:table-cell>
          <table:table-cell table:formula="of:=IF(ISBLANK([Data.A85]);&quot;&quot;;[Data.D84]-[Data.D8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6]);&quot;&quot; ;([Data.A86]-[Data.A$2])*24)">
            <text:p/>
          </table:table-cell>
          <table:table-cell table:style-name="ce7" table:number-columns-repeated="2"/>
          <table:table-cell/>
          <table:table-cell table:formula="of:=IF(ISBLANK([Data.A86]);&quot;&quot;;[Data.C85]-[Data.C86])">
            <text:p/>
          </table:table-cell>
          <table:table-cell table:formula="of:=IF(ISBLANK([Data.A86]);&quot;&quot;;[Data.D85]-[Data.D8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7]);&quot;&quot; ;([Data.A87]-[Data.A$2])*24)">
            <text:p/>
          </table:table-cell>
          <table:table-cell table:style-name="ce7" table:number-columns-repeated="2"/>
          <table:table-cell/>
          <table:table-cell table:formula="of:=IF(ISBLANK([Data.A87]);&quot;&quot;;[Data.C86]-[Data.C87])">
            <text:p/>
          </table:table-cell>
          <table:table-cell table:formula="of:=IF(ISBLANK([Data.A87]);&quot;&quot;;[Data.D86]-[Data.D8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8]);&quot;&quot; ;([Data.A88]-[Data.A$2])*24)">
            <text:p/>
          </table:table-cell>
          <table:table-cell table:style-name="ce7" table:number-columns-repeated="2"/>
          <table:table-cell/>
          <table:table-cell table:formula="of:=IF(ISBLANK([Data.A88]);&quot;&quot;;[Data.C87]-[Data.C88])">
            <text:p/>
          </table:table-cell>
          <table:table-cell table:formula="of:=IF(ISBLANK([Data.A88]);&quot;&quot;;[Data.D87]-[Data.D8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89]);&quot;&quot; ;([Data.A89]-[Data.A$2])*24)">
            <text:p/>
          </table:table-cell>
          <table:table-cell table:style-name="ce7" table:number-columns-repeated="2"/>
          <table:table-cell/>
          <table:table-cell table:formula="of:=IF(ISBLANK([Data.A89]);&quot;&quot;;[Data.C88]-[Data.C89])">
            <text:p/>
          </table:table-cell>
          <table:table-cell table:formula="of:=IF(ISBLANK([Data.A89]);&quot;&quot;;[Data.D88]-[Data.D8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0]);&quot;&quot; ;([Data.A90]-[Data.A$2])*24)">
            <text:p/>
          </table:table-cell>
          <table:table-cell table:style-name="ce7" table:number-columns-repeated="2"/>
          <table:table-cell/>
          <table:table-cell table:formula="of:=IF(ISBLANK([Data.A90]);&quot;&quot;;[Data.C89]-[Data.C90])">
            <text:p/>
          </table:table-cell>
          <table:table-cell table:formula="of:=IF(ISBLANK([Data.A90]);&quot;&quot;;[Data.D89]-[Data.D9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1]);&quot;&quot; ;([Data.A91]-[Data.A$2])*24)">
            <text:p/>
          </table:table-cell>
          <table:table-cell table:style-name="ce7" table:number-columns-repeated="2"/>
          <table:table-cell/>
          <table:table-cell table:formula="of:=IF(ISBLANK([Data.A91]);&quot;&quot;;[Data.C90]-[Data.C91])">
            <text:p/>
          </table:table-cell>
          <table:table-cell table:formula="of:=IF(ISBLANK([Data.A91]);&quot;&quot;;[Data.D90]-[Data.D9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2]);&quot;&quot; ;([Data.A92]-[Data.A$2])*24)">
            <text:p/>
          </table:table-cell>
          <table:table-cell table:style-name="ce7" table:number-columns-repeated="2"/>
          <table:table-cell/>
          <table:table-cell table:formula="of:=IF(ISBLANK([Data.A92]);&quot;&quot;;[Data.C91]-[Data.C92])">
            <text:p/>
          </table:table-cell>
          <table:table-cell table:formula="of:=IF(ISBLANK([Data.A92]);&quot;&quot;;[Data.D91]-[Data.D9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3]);&quot;&quot; ;([Data.A93]-[Data.A$2])*24)">
            <text:p/>
          </table:table-cell>
          <table:table-cell table:style-name="ce7" table:number-columns-repeated="2"/>
          <table:table-cell/>
          <table:table-cell table:formula="of:=IF(ISBLANK([Data.A93]);&quot;&quot;;[Data.C92]-[Data.C93])">
            <text:p/>
          </table:table-cell>
          <table:table-cell table:formula="of:=IF(ISBLANK([Data.A93]);&quot;&quot;;[Data.D92]-[Data.D9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4]);&quot;&quot; ;([Data.A94]-[Data.A$2])*24)">
            <text:p/>
          </table:table-cell>
          <table:table-cell table:style-name="ce7" table:number-columns-repeated="2"/>
          <table:table-cell/>
          <table:table-cell table:formula="of:=IF(ISBLANK([Data.A94]);&quot;&quot;;[Data.C93]-[Data.C94])">
            <text:p/>
          </table:table-cell>
          <table:table-cell table:formula="of:=IF(ISBLANK([Data.A94]);&quot;&quot;;[Data.D93]-[Data.D9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5]);&quot;&quot; ;([Data.A95]-[Data.A$2])*24)">
            <text:p/>
          </table:table-cell>
          <table:table-cell table:style-name="ce7" table:number-columns-repeated="2"/>
          <table:table-cell/>
          <table:table-cell table:formula="of:=IF(ISBLANK([Data.A95]);&quot;&quot;;[Data.C94]-[Data.C95])">
            <text:p/>
          </table:table-cell>
          <table:table-cell table:formula="of:=IF(ISBLANK([Data.A95]);&quot;&quot;;[Data.D94]-[Data.D9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6]);&quot;&quot; ;([Data.A96]-[Data.A$2])*24)">
            <text:p/>
          </table:table-cell>
          <table:table-cell table:style-name="ce7" table:number-columns-repeated="2"/>
          <table:table-cell/>
          <table:table-cell table:formula="of:=IF(ISBLANK([Data.A96]);&quot;&quot;;[Data.C95]-[Data.C96])">
            <text:p/>
          </table:table-cell>
          <table:table-cell table:formula="of:=IF(ISBLANK([Data.A96]);&quot;&quot;;[Data.D95]-[Data.D9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7]);&quot;&quot; ;([Data.A97]-[Data.A$2])*24)">
            <text:p/>
          </table:table-cell>
          <table:table-cell table:style-name="ce7" table:number-columns-repeated="2"/>
          <table:table-cell/>
          <table:table-cell table:formula="of:=IF(ISBLANK([Data.A97]);&quot;&quot;;[Data.C96]-[Data.C97])">
            <text:p/>
          </table:table-cell>
          <table:table-cell table:formula="of:=IF(ISBLANK([Data.A97]);&quot;&quot;;[Data.D96]-[Data.D9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8]);&quot;&quot; ;([Data.A98]-[Data.A$2])*24)">
            <text:p/>
          </table:table-cell>
          <table:table-cell table:style-name="ce7" table:number-columns-repeated="2"/>
          <table:table-cell/>
          <table:table-cell table:formula="of:=IF(ISBLANK([Data.A98]);&quot;&quot;;[Data.C97]-[Data.C98])">
            <text:p/>
          </table:table-cell>
          <table:table-cell table:formula="of:=IF(ISBLANK([Data.A98]);&quot;&quot;;[Data.D97]-[Data.D9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99]);&quot;&quot; ;([Data.A99]-[Data.A$2])*24)">
            <text:p/>
          </table:table-cell>
          <table:table-cell table:style-name="ce7" table:number-columns-repeated="2"/>
          <table:table-cell/>
          <table:table-cell table:formula="of:=IF(ISBLANK([Data.A99]);&quot;&quot;;[Data.C98]-[Data.C99])">
            <text:p/>
          </table:table-cell>
          <table:table-cell table:formula="of:=IF(ISBLANK([Data.A99]);&quot;&quot;;[Data.D98]-[Data.D9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0]);&quot;&quot; ;([Data.A100]-[Data.A$2])*24)">
            <text:p/>
          </table:table-cell>
          <table:table-cell table:style-name="ce7" table:number-columns-repeated="2"/>
          <table:table-cell/>
          <table:table-cell table:formula="of:=IF(ISBLANK([Data.A100]);&quot;&quot;;[Data.C99]-[Data.C100])">
            <text:p/>
          </table:table-cell>
          <table:table-cell table:formula="of:=IF(ISBLANK([Data.A100]);&quot;&quot;;[Data.D99]-[Data.D10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1]);&quot;&quot; ;([Data.A101]-[Data.A$2])*24)">
            <text:p/>
          </table:table-cell>
          <table:table-cell table:style-name="ce7" table:number-columns-repeated="2"/>
          <table:table-cell/>
          <table:table-cell table:formula="of:=IF(ISBLANK([Data.A101]);&quot;&quot;;[Data.C100]-[Data.C101])">
            <text:p/>
          </table:table-cell>
          <table:table-cell table:formula="of:=IF(ISBLANK([Data.A101]);&quot;&quot;;[Data.D100]-[Data.D10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2]);&quot;&quot; ;([Data.A102]-[Data.A$2])*24)">
            <text:p/>
          </table:table-cell>
          <table:table-cell table:style-name="ce7" table:number-columns-repeated="2"/>
          <table:table-cell/>
          <table:table-cell table:formula="of:=IF(ISBLANK([Data.A102]);&quot;&quot;;[Data.C101]-[Data.C102])">
            <text:p/>
          </table:table-cell>
          <table:table-cell table:formula="of:=IF(ISBLANK([Data.A102]);&quot;&quot;;[Data.D101]-[Data.D10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3]);&quot;&quot; ;([Data.A103]-[Data.A$2])*24)">
            <text:p/>
          </table:table-cell>
          <table:table-cell table:style-name="ce7" table:number-columns-repeated="2"/>
          <table:table-cell/>
          <table:table-cell table:formula="of:=IF(ISBLANK([Data.A103]);&quot;&quot;;[Data.C102]-[Data.C103])">
            <text:p/>
          </table:table-cell>
          <table:table-cell table:formula="of:=IF(ISBLANK([Data.A103]);&quot;&quot;;[Data.D102]-[Data.D10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4]);&quot;&quot; ;([Data.A104]-[Data.A$2])*24)">
            <text:p/>
          </table:table-cell>
          <table:table-cell table:style-name="ce7" table:number-columns-repeated="2"/>
          <table:table-cell/>
          <table:table-cell table:formula="of:=IF(ISBLANK([Data.A104]);&quot;&quot;;[Data.C103]-[Data.C104])">
            <text:p/>
          </table:table-cell>
          <table:table-cell table:formula="of:=IF(ISBLANK([Data.A104]);&quot;&quot;;[Data.D103]-[Data.D10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5]);&quot;&quot; ;([Data.A105]-[Data.A$2])*24)">
            <text:p/>
          </table:table-cell>
          <table:table-cell table:style-name="ce7" table:number-columns-repeated="2"/>
          <table:table-cell/>
          <table:table-cell table:formula="of:=IF(ISBLANK([Data.A105]);&quot;&quot;;[Data.C104]-[Data.C105])">
            <text:p/>
          </table:table-cell>
          <table:table-cell table:formula="of:=IF(ISBLANK([Data.A105]);&quot;&quot;;[Data.D104]-[Data.D10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6]);&quot;&quot; ;([Data.A106]-[Data.A$2])*24)">
            <text:p/>
          </table:table-cell>
          <table:table-cell table:style-name="ce7" table:number-columns-repeated="2"/>
          <table:table-cell/>
          <table:table-cell table:formula="of:=IF(ISBLANK([Data.A106]);&quot;&quot;;[Data.C105]-[Data.C106])">
            <text:p/>
          </table:table-cell>
          <table:table-cell table:formula="of:=IF(ISBLANK([Data.A106]);&quot;&quot;;[Data.D105]-[Data.D10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7]);&quot;&quot; ;([Data.A107]-[Data.A$2])*24)">
            <text:p/>
          </table:table-cell>
          <table:table-cell table:style-name="ce7" table:number-columns-repeated="2"/>
          <table:table-cell/>
          <table:table-cell table:formula="of:=IF(ISBLANK([Data.A107]);&quot;&quot;;[Data.C106]-[Data.C107])">
            <text:p/>
          </table:table-cell>
          <table:table-cell table:formula="of:=IF(ISBLANK([Data.A107]);&quot;&quot;;[Data.D106]-[Data.D10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8]);&quot;&quot; ;([Data.A108]-[Data.A$2])*24)">
            <text:p/>
          </table:table-cell>
          <table:table-cell table:style-name="ce7" table:number-columns-repeated="2"/>
          <table:table-cell/>
          <table:table-cell table:formula="of:=IF(ISBLANK([Data.A108]);&quot;&quot;;[Data.C107]-[Data.C108])">
            <text:p/>
          </table:table-cell>
          <table:table-cell table:formula="of:=IF(ISBLANK([Data.A108]);&quot;&quot;;[Data.D107]-[Data.D10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09]);&quot;&quot; ;([Data.A109]-[Data.A$2])*24)">
            <text:p/>
          </table:table-cell>
          <table:table-cell table:style-name="ce7" table:number-columns-repeated="2"/>
          <table:table-cell/>
          <table:table-cell table:formula="of:=IF(ISBLANK([Data.A109]);&quot;&quot;;[Data.C108]-[Data.C109])">
            <text:p/>
          </table:table-cell>
          <table:table-cell table:formula="of:=IF(ISBLANK([Data.A109]);&quot;&quot;;[Data.D108]-[Data.D10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0]);&quot;&quot; ;([Data.A110]-[Data.A$2])*24)">
            <text:p/>
          </table:table-cell>
          <table:table-cell table:style-name="ce7" table:number-columns-repeated="2"/>
          <table:table-cell/>
          <table:table-cell table:formula="of:=IF(ISBLANK([Data.A110]);&quot;&quot;;[Data.C109]-[Data.C110])">
            <text:p/>
          </table:table-cell>
          <table:table-cell table:formula="of:=IF(ISBLANK([Data.A110]);&quot;&quot;;[Data.D109]-[Data.D11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1]);&quot;&quot; ;([Data.A111]-[Data.A$2])*24)">
            <text:p/>
          </table:table-cell>
          <table:table-cell table:style-name="ce7" table:number-columns-repeated="2"/>
          <table:table-cell/>
          <table:table-cell table:formula="of:=IF(ISBLANK([Data.A111]);&quot;&quot;;[Data.C110]-[Data.C111])">
            <text:p/>
          </table:table-cell>
          <table:table-cell table:formula="of:=IF(ISBLANK([Data.A111]);&quot;&quot;;[Data.D110]-[Data.D11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2]);&quot;&quot; ;([Data.A112]-[Data.A$2])*24)">
            <text:p/>
          </table:table-cell>
          <table:table-cell table:style-name="ce7" table:number-columns-repeated="2"/>
          <table:table-cell/>
          <table:table-cell table:formula="of:=IF(ISBLANK([Data.A112]);&quot;&quot;;[Data.C111]-[Data.C112])">
            <text:p/>
          </table:table-cell>
          <table:table-cell table:formula="of:=IF(ISBLANK([Data.A112]);&quot;&quot;;[Data.D111]-[Data.D11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3]);&quot;&quot; ;([Data.A113]-[Data.A$2])*24)">
            <text:p/>
          </table:table-cell>
          <table:table-cell table:style-name="ce7" table:number-columns-repeated="2"/>
          <table:table-cell/>
          <table:table-cell table:formula="of:=IF(ISBLANK([Data.A113]);&quot;&quot;;[Data.C112]-[Data.C113])">
            <text:p/>
          </table:table-cell>
          <table:table-cell table:formula="of:=IF(ISBLANK([Data.A113]);&quot;&quot;;[Data.D112]-[Data.D11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4]);&quot;&quot; ;([Data.A114]-[Data.A$2])*24)">
            <text:p/>
          </table:table-cell>
          <table:table-cell table:style-name="ce7" table:number-columns-repeated="2"/>
          <table:table-cell/>
          <table:table-cell table:formula="of:=IF(ISBLANK([Data.A114]);&quot;&quot;;[Data.C113]-[Data.C114])">
            <text:p/>
          </table:table-cell>
          <table:table-cell table:formula="of:=IF(ISBLANK([Data.A114]);&quot;&quot;;[Data.D113]-[Data.D11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5]);&quot;&quot; ;([Data.A115]-[Data.A$2])*24)">
            <text:p/>
          </table:table-cell>
          <table:table-cell table:style-name="ce7" table:number-columns-repeated="2"/>
          <table:table-cell/>
          <table:table-cell table:formula="of:=IF(ISBLANK([Data.A115]);&quot;&quot;;[Data.C114]-[Data.C115])">
            <text:p/>
          </table:table-cell>
          <table:table-cell table:formula="of:=IF(ISBLANK([Data.A115]);&quot;&quot;;[Data.D114]-[Data.D115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6]);&quot;&quot; ;([Data.A116]-[Data.A$2])*24)">
            <text:p/>
          </table:table-cell>
          <table:table-cell table:style-name="ce7" table:number-columns-repeated="2"/>
          <table:table-cell/>
          <table:table-cell table:formula="of:=IF(ISBLANK([Data.A116]);&quot;&quot;;[Data.C115]-[Data.C116])">
            <text:p/>
          </table:table-cell>
          <table:table-cell table:formula="of:=IF(ISBLANK([Data.A116]);&quot;&quot;;[Data.D115]-[Data.D116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7]);&quot;&quot; ;([Data.A117]-[Data.A$2])*24)">
            <text:p/>
          </table:table-cell>
          <table:table-cell table:style-name="ce7" table:number-columns-repeated="2"/>
          <table:table-cell/>
          <table:table-cell table:formula="of:=IF(ISBLANK([Data.A117]);&quot;&quot;;[Data.C116]-[Data.C117])">
            <text:p/>
          </table:table-cell>
          <table:table-cell table:formula="of:=IF(ISBLANK([Data.A117]);&quot;&quot;;[Data.D116]-[Data.D117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8]);&quot;&quot; ;([Data.A118]-[Data.A$2])*24)">
            <text:p/>
          </table:table-cell>
          <table:table-cell table:style-name="ce7" table:number-columns-repeated="2"/>
          <table:table-cell/>
          <table:table-cell table:formula="of:=IF(ISBLANK([Data.A118]);&quot;&quot;;[Data.C117]-[Data.C118])">
            <text:p/>
          </table:table-cell>
          <table:table-cell table:formula="of:=IF(ISBLANK([Data.A118]);&quot;&quot;;[Data.D117]-[Data.D118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19]);&quot;&quot; ;([Data.A119]-[Data.A$2])*24)">
            <text:p/>
          </table:table-cell>
          <table:table-cell table:style-name="ce7" table:number-columns-repeated="2"/>
          <table:table-cell/>
          <table:table-cell table:formula="of:=IF(ISBLANK([Data.A119]);&quot;&quot;;[Data.C118]-[Data.C119])">
            <text:p/>
          </table:table-cell>
          <table:table-cell table:formula="of:=IF(ISBLANK([Data.A119]);&quot;&quot;;[Data.D118]-[Data.D119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0]);&quot;&quot; ;([Data.A120]-[Data.A$2])*24)">
            <text:p/>
          </table:table-cell>
          <table:table-cell table:style-name="ce7" table:number-columns-repeated="2"/>
          <table:table-cell/>
          <table:table-cell table:formula="of:=IF(ISBLANK([Data.A120]);&quot;&quot;;[Data.C119]-[Data.C120])">
            <text:p/>
          </table:table-cell>
          <table:table-cell table:formula="of:=IF(ISBLANK([Data.A120]);&quot;&quot;;[Data.D119]-[Data.D120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1]);&quot;&quot; ;([Data.A121]-[Data.A$2])*24)">
            <text:p/>
          </table:table-cell>
          <table:table-cell table:style-name="ce7" table:number-columns-repeated="2"/>
          <table:table-cell/>
          <table:table-cell table:formula="of:=IF(ISBLANK([Data.A121]);&quot;&quot;;[Data.C120]-[Data.C121])">
            <text:p/>
          </table:table-cell>
          <table:table-cell table:formula="of:=IF(ISBLANK([Data.A121]);&quot;&quot;;[Data.D120]-[Data.D121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2]);&quot;&quot; ;([Data.A122]-[Data.A$2])*24)">
            <text:p/>
          </table:table-cell>
          <table:table-cell table:style-name="ce7" table:number-columns-repeated="2"/>
          <table:table-cell/>
          <table:table-cell table:formula="of:=IF(ISBLANK([Data.A122]);&quot;&quot;;[Data.C121]-[Data.C122])">
            <text:p/>
          </table:table-cell>
          <table:table-cell table:formula="of:=IF(ISBLANK([Data.A122]);&quot;&quot;;[Data.D121]-[Data.D122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3]);&quot;&quot; ;([Data.A123]-[Data.A$2])*24)">
            <text:p/>
          </table:table-cell>
          <table:table-cell table:style-name="ce7" table:number-columns-repeated="2"/>
          <table:table-cell/>
          <table:table-cell table:formula="of:=IF(ISBLANK([Data.A123]);&quot;&quot;;[Data.C122]-[Data.C123])">
            <text:p/>
          </table:table-cell>
          <table:table-cell table:formula="of:=IF(ISBLANK([Data.A123]);&quot;&quot;;[Data.D122]-[Data.D123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4]);&quot;&quot; ;([Data.A124]-[Data.A$2])*24)">
            <text:p/>
          </table:table-cell>
          <table:table-cell table:style-name="ce7" table:number-columns-repeated="2"/>
          <table:table-cell/>
          <table:table-cell table:formula="of:=IF(ISBLANK([Data.A124]);&quot;&quot;;[Data.C123]-[Data.C124])">
            <text:p/>
          </table:table-cell>
          <table:table-cell table:formula="of:=IF(ISBLANK([Data.A124]);&quot;&quot;;[Data.D123]-[Data.D124])">
            <text:p/>
          </table:table-cell>
          <table:table-cell/>
        </table:table-row>
        <table:table-row table:style-name="ro1">
          <table:table-cell table:style-name="ce2"/>
          <table:table-cell table:style-name="ce5" table:formula="of:=IF(ISBLANK([Data.A125]);&quot;&quot; ;([Data.A125]-[Data.A$2])*24)">
            <text:p/>
          </table:table-cell>
          <table:table-cell table:style-name="ce7" table:number-columns-repeated="2"/>
          <table:table-cell/>
          <table:table-cell table:formula="of:=IF(ISBLANK([Data.A125]);&quot;&quot;;[Data.C124]-[Data.C125])">
            <text:p/>
          </table:table-cell>
          <table:table-cell table:formula="of:=IF(ISBLANK([Data.A125]);&quot;&quot;;[Data.D124]-[Data.D125])">
            <text:p/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3"/>
          <table:table-cell table:formula="of:=SUM([Data.F2:.F125])" office:value-type="float" office:value="0.77" calcext:value-type="float">
            <text:p>0.77</text:p>
          </table:table-cell>
          <table:table-cell table:formula="of:=SUM([Data.G2:.G125])" office:value-type="float" office:value="0.83" calcext:value-type="float">
            <text:p>0.83</text:p>
          </table:table-cell>
          <table:table-cell/>
        </table:table-row>
        <table:table-row table:style-name="ro1" table:number-rows-repeated="3">
          <table:table-cell/>
          <table:table-cell table:style-name="ce4"/>
          <table:table-cell table:number-columns-repeated="6"/>
        </table:table-row>
        <table:table-row table:style-name="ro1" table:number-rows-repeated="10484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ow battery " table:style-name="ta1">
        <office:forms form:automatic-focus="false" form:apply-design-mode="false"/>
        <table:shapes>
          <draw:frame draw:z-index="0" draw:style-name="gr1" draw:text-style-name="P1" svg:width="958.37pt" svg:height="454pt" svg:x="-1086.41pt" svg:y="0.03pt">
            <loext:p draw:notify-on-update-of-ranges="'low battery '.A2:'low battery '.A6 'low battery '.B1:'low battery '.B1 'low battery '.B2:'low battery 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48.45pt" svg:height="487.9pt" svg:x="62.45pt" svg:y="0.77pt">
            <loext:p draw:notify-on-update-of-ranges="'low battery '.A1:'low battery '.A1 'low battery '.A2:'low battery '.A6 'low battery '.B1:'low battery '.B1 'low battery '.B2:'low battery 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hm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0:59:26.2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13:56.766000000</meta:creation-date>
    <dc:date>2016-04-12T21:19:11.960000000</dc:date>
    <meta:editing-duration>P7DT20H16M30S</meta:editing-duration>
    <meta:editing-cycles>49</meta:editing-cycles>
    <meta:generator>LibreOffice/5.0.1.2$Windows_x86 LibreOffice_project/81898c9f5c0d43f3473ba111d7b351050be20261</meta:generator>
    <meta:document-statistic meta:table-count="3" meta:cell-count="5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818cm" svg:height="16.681cm" xlink:href="." xlink:type="simple" chart:class="chart:scatter" chart:style-name="ch1">
        <chart:title svg:x="11.733cm" svg:y="0.469cm" chart:style-name="ch2">
          <text:p>Battery Depletion over time</text:p>
        </chart:title>
        <chart:subtitle svg:x="11.971cm" svg:y="1.581cm" chart:style-name="ch3">
          <text:p>3AA Activated twice per day</text:p>
        </chart:subtitle>
        <chart:legend chart:legend-position="end" svg:x="26.548cm" svg:y="7.792cm" style:legend-expansion="high" chart:style-name="ch4"/>
        <chart:plot-area chart:style-name="ch5" chart:data-source-has-labels="both" svg:x="1.587cm" svg:y="2.597cm" svg:width="24.385cm" svg:height="12.77cm">
          <chartooo:coordinate-region svg:x="2.023cm" svg:y="2.797cm" svg:width="23.67cm" svg:height="11.923cm"/>
          <chart:axis chart:dimension="x" chart:name="primary-x" chart:style-name="ch6" chartooo:axis-type="auto">
            <chart:title svg:x="12.716cm" svg:y="15.7cm" chart:style-name="ch7">
              <text:p>Time in hours</text:p>
            </chart:title>
            <chart:categories table:cell-range-address="local-table.$A$2:.$A$125"/>
          </chart:axis>
          <chart:axis chart:dimension="y" chart:name="primary-y" chart:style-name="ch6">
            <chart:title svg:x="0.451cm" svg:y="9.674cm" chart:style-name="ch8">
              <text:p>Volst DC</text:p>
            </chart:title>
            <chart:grid chart:style-name="ch9" chart:class="major"/>
          </chart:axis>
          <chart:series chart:style-name="ch10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series chart:style-name="ch11" chart:values-cell-range-address="local-table.$D$2:.$D$125" chart:label-cell-address="local-table.$D$1" chart:class="chart:scatter">
            <chart:data-point chart:repeated="1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ter</text:p>
              </table:table-cell>
              <table:table-cell office:value-type="string">
                <text:p>Do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4.6">
                <text:p>4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4.59">
                <text:p>4.5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0000000001164">
                <text:p>76.0000000001164</text:p>
              </table:table-cell>
              <table:table-cell office:value-type="float" office:value="4.58">
                <text:p>4.5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0000000000582">
                <text:p>77.0000000000582</text:p>
              </table:table-cell>
              <table:table-cell office:value-type="float" office:value="4.57">
                <text:p>4.5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0000000001164">
                <text:p>79.0000000001164</text:p>
              </table:table-cell>
              <table:table-cell office:value-type="float" office:value="4.56">
                <text:p>4.5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.0000000000582">
                <text:p>92.0000000000582</text:p>
              </table:table-cell>
              <table:table-cell office:value-type="float" office:value="4.52">
                <text:p>4.5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.000000000116">
                <text:p>106.000000000116</text:p>
              </table:table-cell>
              <table:table-cell office:value-type="float" office:value="4.47">
                <text:p>4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.750000000058">
                <text:p>107.750000000058</text:p>
              </table:table-cell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.500000000116">
                <text:p>119.500000000116</text:p>
              </table:table-cell>
              <table:table-cell office:value-type="float" office:value="4.32">
                <text:p>4.3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2">
                <text:p>4.3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.500000000116">
                <text:p>122.500000000116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00000000058">
                <text:p>123.500000000058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.500000000175">
                <text:p>124.500000000175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.249999999942">
                <text:p>129.249999999942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.500000000116">
                <text:p>143.500000000116</text:p>
              </table:table-cell>
              <table:table-cell office:value-type="float" office:value="4.33">
                <text:p>4.3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500000000116">
                <text:p>146.500000000116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00000000058">
                <text:p>156.500000000058</text:p>
              </table:table-cell>
              <table:table-cell office:value-type="float" office:value="4.33">
                <text:p>4.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.500000000058">
                <text:p>168.500000000058</text:p>
              </table:table-cell>
              <table:table-cell office:value-type="float" office:value="4.3">
                <text:p>4.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.000000000058">
                <text:p>170.000000000058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">
                <text:p>171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.250000000058">
                <text:p>175.250000000058</text:p>
              </table:table-cell>
              <table:table-cell office:value-type="float" office:value="4.3">
                <text:p>4.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">
                <text:p>180</text:p>
              </table:table-cell>
              <table:table-cell office:value-type="float" office:value="4.29">
                <text:p>4.2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.250000000058">
                <text:p>217.250000000058</text:p>
              </table:table-cell>
              <table:table-cell office:value-type="float" office:value="4.27">
                <text:p>4.2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.250000000058">
                <text:p>220.250000000058</text:p>
              </table:table-cell>
              <table:table-cell office:value-type="float" office:value="4.26">
                <text:p>4.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.750000000058">
                <text:p>224.750000000058</text:p>
              </table:table-cell>
              <table:table-cell office:value-type="float" office:value="4.25">
                <text:p>4.2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8.500000000116">
                <text:p>248.500000000116</text:p>
              </table:table-cell>
              <table:table-cell office:value-type="float" office:value="4.21">
                <text:p>4.2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3.500000000116">
                <text:p>263.500000000116</text:p>
              </table:table-cell>
              <table:table-cell office:value-type="float" office:value="4.21">
                <text:p>4.2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.000000000116">
                <text:p>268.000000000116</text:p>
              </table:table-cell>
              <table:table-cell office:value-type="float" office:value="4.19">
                <text:p>4.1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.500000000058">
                <text:p>276.500000000058</text:p>
              </table:table-cell>
              <table:table-cell office:value-type="float" office:value="4.18">
                <text:p>4.1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.75">
                <text:p>276.75</text:p>
              </table:table-cell>
              <table:table-cell office:value-type="float" office:value="4.18">
                <text:p>4.1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.000000000058">
                <text:p>287.000000000058</text:p>
              </table:table-cell>
              <table:table-cell office:value-type="float" office:value="4.18">
                <text:p>4.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3.500000000116">
                <text:p>293.500000000116</text:p>
              </table:table-cell>
              <table:table-cell office:value-type="float" office:value="4.17">
                <text:p>4.1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.000000000058">
                <text:p>299.000000000058</text:p>
              </table:table-cell>
              <table:table-cell office:value-type="float" office:value="4.18">
                <text:p>4.1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00000000175">
                <text:p>310.500000000175</text:p>
              </table:table-cell>
              <table:table-cell office:value-type="float" office:value="4.17">
                <text:p>4.1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.000000000058">
                <text:p>314.000000000058</text:p>
              </table:table-cell>
              <table:table-cell office:value-type="float" office:value="4.15">
                <text:p>4.1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5.500000000058">
                <text:p>345.500000000058</text:p>
              </table:table-cell>
              <table:table-cell office:value-type="float" office:value="4.12">
                <text:p>4.1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.500000000175">
                <text:p>370.500000000175</text:p>
              </table:table-cell>
              <table:table-cell office:value-type="float" office:value="4.09">
                <text:p>4.0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.333333333372">
                <text:p>384.333333333372</text:p>
              </table:table-cell>
              <table:table-cell office:value-type="float" office:value="4.08">
                <text:p>4.0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8.000000000116">
                <text:p>388.000000000116</text:p>
              </table:table-cell>
              <table:table-cell office:value-type="float" office:value="4.08">
                <text:p>4.0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.500000000116">
                <text:p>395.500000000116</text:p>
              </table:table-cell>
              <table:table-cell office:value-type="float" office:value="4.08">
                <text:p>4.0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2.250000000058">
                <text:p>412.250000000058</text:p>
              </table:table-cell>
              <table:table-cell office:value-type="float" office:value="4.05">
                <text:p>4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.750000000058">
                <text:p>419.750000000058</text:p>
              </table:table-cell>
              <table:table-cell office:value-type="float" office:value="4.05">
                <text:p>4.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">
                <text:p>420</text:p>
              </table:table-cell>
              <table:table-cell office:value-type="float" office:value="4.05">
                <text:p>4.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1.000000000058">
                <text:p>431.000000000058</text:p>
              </table:table-cell>
              <table:table-cell office:value-type="float" office:value="4.05">
                <text:p>4.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4.500000000116">
                <text:p>434.500000000116</text:p>
              </table:table-cell>
              <table:table-cell office:value-type="float" office:value="4.05">
                <text:p>4.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2.500000000175">
                <text:p>442.500000000175</text:p>
              </table:table-cell>
              <table:table-cell office:value-type="float" office:value="4.03">
                <text:p>4.0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81cm" svg:height="16.017cm" xlink:href=".." xlink:type="simple" chart:class="chart:scatter" chart:style-name="ch1">
        <chart:legend chart:legend-position="end" svg:x="32.228cm" svg:y="7.709cm" style:legend-expansion="high" chart:style-name="ch2"/>
        <chart:plot-area chart:style-name="ch3" table:cell-range-address="'low battery '.A2:'low battery '.B6 'low battery '.B1:'low battery '.B1" chart:data-source-has-labels="row" svg:x="1.687cm" svg:y="0.32cm" svg:width="29.865cm" svg:height="14.396cm">
          <chartooo:coordinate-region svg:x="2.123cm" svg:y="0.32cm" svg:width="29.176cm" svg:height="13.012cm"/>
          <chart:axis chart:dimension="x" chart:name="primary-x" chart:style-name="ch4">
            <chart:title svg:x="15.596cm" svg:y="15.036cm" chart:style-name="ch5">
              <text:p>ohms X 1000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8.554cm" chart:style-name="ch8">
              <text:p>cut off voltag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low battery '.B2:'low battery '.B6" chart:label-cell-address="'low battery '.B1:'low battery '.B1" chart:class="chart:scatter">
            <chart:domain table:cell-range-address="'low battery '.A2:'low battery '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low battery '.B1:'low battery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low battery '.A2:'low battery '.A6</svg:desc>
                </draw:g>
              </table:table-cell>
              <table:table-cell office:value-type="float" office:value="14">
                <text:p>14</text:p>
                <draw:g>
                  <svg:desc>'low battery '.B2:'low battery 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00" chart:interval-minor-divisor="100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988cm" svg:height="17.213cm" xlink:href=".." xlink:type="simple" chart:class="chart:scatter" chart:style-name="ch1">
        <chart:title svg:x="15.461cm" svg:y="0.48cm" chart:style-name="ch2">
          <text:p>Low Voltage Alarm Activatation</text:p>
        </chart:title>
        <chart:plot-area chart:style-name="ch3" table:cell-range-address="'low battery '.A1:'low battery '.B6" chart:data-source-has-labels="row" svg:x="1.75cm" svg:y="1.603cm" svg:width="34.499cm" svg:height="14.285cm">
          <chartooo:coordinate-region svg:x="2.186cm" svg:y="1.603cm" svg:width="33.736cm" svg:height="12.901cm"/>
          <chart:axis chart:dimension="x" chart:name="primary-x" chart:style-name="ch4">
            <chart:title svg:x="18.518cm" svg:y="16.232cm" chart:style-name="ch5">
              <text:p>ohms</text:p>
            </chart:title>
            <chart:grid chart:style-name="ch6" chart:class="major"/>
          </chart:axis>
          <chart:axis chart:dimension="y" chart:name="primary-y" chart:style-name="ch7">
            <chart:title svg:x="0.451cm" svg:y="9.159cm" chart:style-name="ch8">
              <text:p>Volts</text:p>
            </chart:title>
            <chart:grid chart:style-name="ch6" chart:class="major"/>
          </chart:axis>
          <chart:series chart:style-name="ch9" chart:values-cell-range-address="'low battery '.B2:'low battery '.B6" chart:label-cell-address="'low battery '.B1:'low battery '.B1" chart:class="chart:scatter">
            <chart:domain table:cell-range-address="'low battery '.A2:'low battery '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low battery '.B1:'low battery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low battery '.A2:'low battery '.A6</svg:desc>
                </draw:g>
              </table:table-cell>
              <table:table-cell office:value-type="float" office:value="14">
                <text:p>14</text:p>
                <draw:g>
                  <svg:desc>'low battery '.B2:'low battery 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